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03.3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62.85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<text:a xlink:href="https://www.letour.fr/en/rider/32/team-sunweb/tom-dumoulin" xlink:type="simple">TOM DUMOULIN </text:a>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www.letour.fr/en/team/SUN/team-sunweb" xlink:type="simple">TEAM SUNWEB </text:a> </text:p>
          </table:table-cell>
          <table:table-cell table:formula="of:=FIND(&quot; &quot;; [.A1])" office:value-type="float" office:value="4" calcext:value-type="float">
            <text:p>4</text:p>
          </table:table-cell>
          <table:table-cell table:formula="of:=LEFT([.A1]; 1)&amp;&quot;.&quot;&amp;MID([.A1];[.D1];LEN([.A1])-[.D1])" office:value-type="string" office:string-value="T. DUMOULIN " calcext:value-type="string">
            <text:p>T. DUMOULIN </text:p>
          </table:table-cell>
        </table:table-row>
        <table:table-row table:style-name="ro2">
          <table:table-cell office:value-type="string" calcext:value-type="string">
            <text:p><text:a xlink:href="https://www.letour.fr/en/rider/1/team-sky/chris-froome" xlink:type="simple">CHRIS FROOME </text:a>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letour.fr/en/team/SKY/team-sky" xlink:type="simple">TEAM SKY </text:a> </text:p>
          </table:table-cell>
          <table:table-cell table:formula="of:=FIND(&quot; &quot;; [.A2])" office:value-type="float" office:value="6" calcext:value-type="float">
            <text:p>6</text:p>
          </table:table-cell>
          <table:table-cell table:formula="of:=LEFT([.A2]; 1)&amp;&quot;.&quot;&amp;MID([.A2];[.D2];LEN([.A2])-[.D2])" office:value-type="string" office:string-value="C. FROOME " calcext:value-type="string">
            <text:p>C. FROOME </text:p>
          </table:table-cell>
        </table:table-row>
        <table:table-row table:style-name="ro2">
          <table:table-cell office:value-type="string" calcext:value-type="string">
            <text:p><text:a xlink:href="https://www.letour.fr/en/rider/8/team-sky/geraint-thomas" xlink:type="simple">GERAINT THOMAS </text:a>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www.letour.fr/en/team/SKY/team-sky" xlink:type="simple">TEAM SKY </text:a> </text:p>
          </table:table-cell>
          <table:table-cell table:formula="of:=FIND(&quot; &quot;; [.A3])" office:value-type="float" office:value="8" calcext:value-type="float">
            <text:p>8</text:p>
          </table:table-cell>
          <table:table-cell table:formula="of:=LEFT([.A3]; 1)&amp;&quot;.&quot;&amp;MID([.A3];[.D3];LEN([.A3])-[.D3])" office:value-type="string" office:string-value="G. THOMAS " calcext:value-type="string">
            <text:p>G. THOMAS </text:p>
          </table:table-cell>
        </table:table-row>
        <table:table-row table:style-name="ro2">
          <table:table-cell office:value-type="string" calcext:value-type="string">
            <text:p><text:a xlink:href="https://www.letour.fr/en/rider/4/team-sky/michal-kwiatkowski" xlink:type="simple">MICHAL KWIATKOWSKI </text:a>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letour.fr/en/team/SKY/team-sky" xlink:type="simple">TEAM SKY </text:a> </text:p>
          </table:table-cell>
          <table:table-cell table:formula="of:=FIND(&quot; &quot;; [.A4])" office:value-type="float" office:value="7" calcext:value-type="float">
            <text:p>7</text:p>
          </table:table-cell>
          <table:table-cell table:formula="of:=LEFT([.A4]; 1)&amp;&quot;.&quot;&amp;MID([.A4];[.D4];LEN([.A4])-[.D4])" office:value-type="string" office:string-value="M. KWIATKOWSKI " calcext:value-type="string">
            <text:p>M. KWIATKOWSKI </text:p>
          </table:table-cell>
        </table:table-row>
        <table:table-row table:style-name="ro1">
          <table:table-cell office:value-type="string" calcext:value-type="string">
            <text:p><text:a xlink:href="https://www.letour.fr/en/rider/36/team-sunweb/s-ren-kragh-andersen" xlink:type="simple">SØREN KRAGH ANDERSEN </text:a>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www.letour.fr/en/team/SUN/team-sunweb" xlink:type="simple">TEAM SUNWEB </text:a> </text:p>
          </table:table-cell>
          <table:table-cell table:formula="of:=FIND(&quot; &quot;; [.A5])" office:value-type="float" office:value="6" calcext:value-type="float">
            <text:p>6</text:p>
          </table:table-cell>
          <table:table-cell table:formula="of:=LEFT([.A5]; 1)&amp;&quot;.&quot;&amp;MID([.A5];[.D5];LEN([.A5])-[.D5])" office:value-type="string" office:string-value="S. KRAGH ANDERSEN " calcext:value-type="string">
            <text:p>S. KRAGH ANDERSEN </text:p>
          </table:table-cell>
        </table:table-row>
        <table:table-row table:style-name="ro1">
          <table:table-cell office:value-type="string" calcext:value-type="string">
            <text:p><text:a xlink:href="https://www.letour.fr/en/rider/105/quick-step-floors/bob-jungels" xlink:type="simple">BOB JUNGELS </text:a> 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a xlink:href="https://www.letour.fr/en/team/QST/quick-step-floors" xlink:type="simple">QUICK - STEP FLOORS </text:a> </text:p>
          </table:table-cell>
          <table:table-cell table:formula="of:=FIND(&quot; &quot;; [.A6])" office:value-type="float" office:value="4" calcext:value-type="float">
            <text:p>4</text:p>
          </table:table-cell>
          <table:table-cell table:formula="of:=LEFT([.A6]; 1)&amp;&quot;.&quot;&amp;MID([.A6];[.D6];LEN([.A6])-[.D6])" office:value-type="string" office:string-value="B. JUNGELS " calcext:value-type="string">
            <text:p>B. JUNGELS </text:p>
          </table:table-cell>
        </table:table-row>
        <table:table-row table:style-name="ro1">
          <table:table-cell office:value-type="string" calcext:value-type="string">
            <text:p><text:a xlink:href="https://www.letour.fr/en/rider/141/team-katusha-alpecin/ilnur-zakarin" xlink:type="simple">ILNUR ZAKARIN </text:a> 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a xlink:href="https://www.letour.fr/en/team/TKA/team-katusha-alpecin" xlink:type="simple">TEAM KATUSHA ALPECIN </text:a> </text:p>
          </table:table-cell>
          <table:table-cell table:formula="of:=FIND(&quot; &quot;; [.A7])" office:value-type="float" office:value="6" calcext:value-type="float">
            <text:p>6</text:p>
          </table:table-cell>
          <table:table-cell table:formula="of:=LEFT([.A7]; 1)&amp;&quot;.&quot;&amp;MID([.A7];[.D7];LEN([.A7])-[.D7])" office:value-type="string" office:string-value="I. ZAKARIN " calcext:value-type="string">
            <text:p>I. ZAKARIN </text:p>
          </table:table-cell>
        </table:table-row>
        <table:table-row table:style-name="ro1">
          <table:table-cell office:value-type="string" calcext:value-type="string">
            <text:p><text:a xlink:href="https://www.letour.fr/en/rider/166/team-lotto-nl-jumbo/primo-roglic" xlink:type="simple">PRIMOŽ ROGLIC </text:a> 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a xlink:href="https://www.letour.fr/en/team/TLJ/team-lotto-nl-jumbo" xlink:type="simple">TEAM LOTTO NL - JUMBO </text:a> </text:p>
          </table:table-cell>
          <table:table-cell table:formula="of:=FIND(&quot; &quot;; [.A8])" office:value-type="float" office:value="7" calcext:value-type="float">
            <text:p>7</text:p>
          </table:table-cell>
          <table:table-cell table:formula="of:=LEFT([.A8]; 1)&amp;&quot;.&quot;&amp;MID([.A8];[.D8];LEN([.A8])-[.D8])" office:value-type="string" office:string-value="P. ROGLIC " calcext:value-type="string">
            <text:p>P. ROGLIC </text:p>
          </table:table-cell>
        </table:table-row>
        <table:table-row table:style-name="ro1">
          <table:table-cell office:value-type="string" calcext:value-type="string">
            <text:p><text:a xlink:href="https://www.letour.fr/en/rider/77/movistar-team/marc-soler" xlink:type="simple">MARC SOLER </text:a> 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https://www.letour.fr/en/team/MOV/movistar-team" xlink:type="simple">MOVISTAR TEAM </text:a> </text:p>
          </table:table-cell>
          <table:table-cell table:formula="of:=FIND(&quot; &quot;; [.A9])" office:value-type="float" office:value="5" calcext:value-type="float">
            <text:p>5</text:p>
          </table:table-cell>
          <table:table-cell table:formula="of:=LEFT([.A9]; 1)&amp;&quot;.&quot;&amp;MID([.A9];[.D9];LEN([.A9])-[.D9])" office:value-type="string" office:string-value="M. SOLER " calcext:value-type="string">
            <text:p>M. SOLER </text:p>
          </table:table-cell>
        </table:table-row>
        <table:table-row table:style-name="ro1">
          <table:table-cell office:value-type="string" calcext:value-type="string">
            <text:p><text:a xlink:href="https://www.letour.fr/en/rider/65/mitchelton-scott/michael-hepburn" xlink:type="simple">MICHAEL HEPBURN </text:a> 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www.letour.fr/en/team/MTS/mitchelton-scott" xlink:type="simple">MITCHELTON - SCOTT </text:a> </text:p>
          </table:table-cell>
          <table:table-cell table:formula="of:=FIND(&quot; &quot;; [.A10])" office:value-type="float" office:value="8" calcext:value-type="float">
            <text:p>8</text:p>
          </table:table-cell>
          <table:table-cell table:formula="of:=LEFT([.A10]; 1)&amp;&quot;.&quot;&amp;MID([.A10];[.D10];LEN([.A10])-[.D10])" office:value-type="string" office:string-value="M. HEPBURN " calcext:value-type="string">
            <text:p>M. HEPBURN </text:p>
          </table:table-cell>
        </table:table-row>
        <table:table-row table:style-name="ro1">
          <table:table-cell office:value-type="string" calcext:value-type="string">
            <text:p><text:a xlink:href="https://www.letour.fr/en/rider/61/mitchelton-scott/adam-yates" xlink:type="simple">ADAM YATES </text:a> 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s://www.letour.fr/en/team/MTS/mitchelton-scott" xlink:type="simple">MITCHELTON - SCOTT </text:a> </text:p>
          </table:table-cell>
          <table:table-cell table:formula="of:=FIND(&quot; &quot;; [.A11])" office:value-type="float" office:value="5" calcext:value-type="float">
            <text:p>5</text:p>
          </table:table-cell>
          <table:table-cell table:formula="of:=LEFT([.A11]; 1)&amp;&quot;.&quot;&amp;MID([.A11];[.D11];LEN([.A11])-[.D11])" office:value-type="string" office:string-value="A. YATES " calcext:value-type="string">
            <text:p>A. YATES </text:p>
          </table:table-cell>
        </table:table-row>
        <table:table-row table:style-name="ro1">
          <table:table-cell office:value-type="string" calcext:value-type="string">
            <text:p><text:a xlink:href="https://www.letour.fr/en/rider/85/bmc-racing-team/stefan-k-ng" xlink:type="simple">STEFAN KÜNG </text:a>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a xlink:href="https://www.letour.fr/en/team/BMC/bmc-racing-team" xlink:type="simple">BMC RACING TEAM </text:a> </text:p>
          </table:table-cell>
          <table:table-cell table:formula="of:=FIND(&quot; &quot;; [.A12])" office:value-type="float" office:value="7" calcext:value-type="float">
            <text:p>7</text:p>
          </table:table-cell>
          <table:table-cell table:formula="of:=LEFT([.A12]; 1)&amp;&quot;.&quot;&amp;MID([.A12];[.D12];LEN([.A12])-[.D12])" office:value-type="string" office:string-value="S. KÜNG " calcext:value-type="string">
            <text:p>S. KÜNG </text:p>
          </table:table-cell>
        </table:table-row>
        <table:table-row table:style-name="ro1">
          <table:table-cell office:value-type="string" calcext:value-type="string">
            <text:p><text:a xlink:href="https://www.letour.fr/en/rider/83/bmc-racing-team/damiano-caruso" xlink:type="simple">DAMIANO CARUSO </text:a> 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a xlink:href="https://www.letour.fr/en/team/BMC/bmc-racing-team" xlink:type="simple">BMC RACING TEAM </text:a> </text:p>
          </table:table-cell>
          <table:table-cell table:formula="of:=FIND(&quot; &quot;; [.A13])" office:value-type="float" office:value="8" calcext:value-type="float">
            <text:p>8</text:p>
          </table:table-cell>
          <table:table-cell table:formula="of:=LEFT([.A13]; 1)&amp;&quot;.&quot;&amp;MID([.A13];[.D13];LEN([.A13])-[.D13])" office:value-type="string" office:string-value="D. CARUSO " calcext:value-type="string">
            <text:p>D. CARUSO </text:p>
          </table:table-cell>
        </table:table-row>
        <table:table-row table:style-name="ro2">
          <table:table-cell office:value-type="string" calcext:value-type="string">
            <text:p><text:a xlink:href="https://www.letour.fr/en/rider/3/team-sky/jonathan-castroviejo" xlink:type="simple">JONATHAN CASTROVIEJO </text:a>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letour.fr/en/team/SKY/team-sky" xlink:type="simple">TEAM SKY </text:a> </text:p>
          </table:table-cell>
          <table:table-cell table:formula="of:=FIND(&quot; &quot;; [.A14])" office:value-type="float" office:value="9" calcext:value-type="float">
            <text:p>9</text:p>
          </table:table-cell>
          <table:table-cell table:formula="of:=LEFT([.A14]; 1)&amp;&quot;.&quot;&amp;MID([.A14];[.D14];LEN([.A14])-[.D14])" office:value-type="string" office:string-value="J. CASTROVIEJO " calcext:value-type="string">
            <text:p>J. CASTROVIEJO </text:p>
          </table:table-cell>
        </table:table-row>
        <table:table-row table:style-name="ro1">
          <table:table-cell office:value-type="string" calcext:value-type="string">
            <text:p><text:a xlink:href="https://www.letour.fr/en/rider/55/bahrain-merida/jon-izaguirre-insausti" xlink:type="simple">JON IZAGUIRRE INSAUSTI </text:a>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s://www.letour.fr/en/team/TBM/bahrain-merida" xlink:type="simple">BAHRAIN - MERIDA </text:a> </text:p>
          </table:table-cell>
          <table:table-cell table:formula="of:=FIND(&quot; &quot;; [.A15])" office:value-type="float" office:value="4" calcext:value-type="float">
            <text:p>4</text:p>
          </table:table-cell>
          <table:table-cell table:formula="of:=LEFT([.A15]; 1)&amp;&quot;.&quot;&amp;MID([.A15];[.D15];LEN([.A15])-[.D15])" office:value-type="string" office:string-value="J. IZAGUIRRE INSAUSTI " calcext:value-type="string">
            <text:p>J. IZAGUIRRE INSAUSTI </text:p>
          </table:table-cell>
        </table:table-row>
        <table:table-row table:style-name="ro1">
          <table:table-cell office:value-type="string" calcext:value-type="string">
            <text:p><text:a xlink:href="https://www.letour.fr/en/rider/161/team-lotto-nl-jumbo/steven-kruijswijk" xlink:type="simple">STEVEN KRUIJSWIJK </text:a> 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a xlink:href="https://www.letour.fr/en/team/TLJ/team-lotto-nl-jumbo" xlink:type="simple">TEAM LOTTO NL - JUMBO </text:a> </text:p>
          </table:table-cell>
          <table:table-cell table:formula="of:=FIND(&quot; &quot;; [.A16])" office:value-type="float" office:value="7" calcext:value-type="float">
            <text:p>7</text:p>
          </table:table-cell>
          <table:table-cell table:formula="of:=LEFT([.A16]; 1)&amp;&quot;.&quot;&amp;MID([.A16];[.D16];LEN([.A16])-[.D16])" office:value-type="string" office:string-value="S. KRUIJSWIJK " calcext:value-type="string">
            <text:p>S. KRUIJSWIJK </text:p>
          </table:table-cell>
        </table:table-row>
        <table:table-row table:style-name="ro2">
          <table:table-cell office:value-type="string" calcext:value-type="string">
            <text:p><text:a xlink:href="https://www.letour.fr/en/rider/6/team-sky/wout-poels" xlink:type="simple">WOUT POELS </text:a>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letour.fr/en/team/SKY/team-sky" xlink:type="simple">TEAM SKY </text:a> </text:p>
          </table:table-cell>
          <table:table-cell table:formula="of:=FIND(&quot; &quot;; [.A17])" office:value-type="float" office:value="5" calcext:value-type="float">
            <text:p>5</text:p>
          </table:table-cell>
          <table:table-cell table:formula="of:=LEFT([.A17]; 1)&amp;&quot;.&quot;&amp;MID([.A17];[.D17];LEN([.A17])-[.D17])" office:value-type="string" office:string-value="W. POELS " calcext:value-type="string">
            <text:p>W. POELS </text:p>
          </table:table-cell>
        </table:table-row>
        <table:table-row table:style-name="ro1">
          <table:table-cell office:value-type="string" calcext:value-type="string">
            <text:p><text:a xlink:href="https://www.letour.fr/en/rider/34/team-sunweb/simon-geschke" xlink:type="simple">SIMON GESCHKE </text:a>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www.letour.fr/en/team/SUN/team-sunweb" xlink:type="simple">TEAM SUNWEB </text:a> </text:p>
          </table:table-cell>
          <table:table-cell table:formula="of:=FIND(&quot; &quot;; [.A18])" office:value-type="float" office:value="6" calcext:value-type="float">
            <text:p>6</text:p>
          </table:table-cell>
          <table:table-cell table:formula="of:=LEFT([.A18]; 1)&amp;&quot;.&quot;&amp;MID([.A18];[.D18];LEN([.A18])-[.D18])" office:value-type="string" office:string-value="S. GESCHKE " calcext:value-type="string">
            <text:p>S. GESCHKE </text:p>
          </table:table-cell>
        </table:table-row>
        <table:table-row table:style-name="ro1">
          <table:table-cell office:value-type="string" calcext:value-type="string">
            <text:p><text:a xlink:href="https://www.letour.fr/en/rider/78/movistar-team/alejandro-valverde" xlink:type="simple">ALEJANDRO VALVERDE </text:a>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https://www.letour.fr/en/team/MOV/movistar-team" xlink:type="simple">MOVISTAR TEAM </text:a> </text:p>
          </table:table-cell>
          <table:table-cell table:formula="of:=FIND(&quot; &quot;; [.A19])" office:value-type="float" office:value="10" calcext:value-type="float">
            <text:p>10</text:p>
          </table:table-cell>
          <table:table-cell table:formula="of:=LEFT([.A19]; 1)&amp;&quot;.&quot;&amp;MID([.A19];[.D19];LEN([.A19])-[.D19])" office:value-type="string" office:string-value="A. VALVERDE " calcext:value-type="string">
            <text:p>A. VALVERDE </text:p>
          </table:table-cell>
        </table:table-row>
        <table:table-row table:style-name="ro1">
          <table:table-cell office:value-type="string" calcext:value-type="string">
            <text:p><text:a xlink:href="https://www.letour.fr/en/rider/147/team-katusha-alpecin/nils-politt" xlink:type="simple">NILS POLITT </text:a> 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a xlink:href="https://www.letour.fr/en/team/TKA/team-katusha-alpecin" xlink:type="simple">TEAM KATUSHA ALPECIN </text:a> </text:p>
          </table:table-cell>
          <table:table-cell table:formula="of:=FIND(&quot; &quot;; [.A20])" office:value-type="float" office:value="5" calcext:value-type="float">
            <text:p>5</text:p>
          </table:table-cell>
          <table:table-cell table:formula="of:=LEFT([.A20]; 1)&amp;&quot;.&quot;&amp;MID([.A20];[.D20];LEN([.A20])-[.D20])" office:value-type="string" office:string-value="N. POLITT " calcext:value-type="string">
            <text:p>N. POLITT </text:p>
          </table:table-cell>
        </table:table-row>
        <table:table-row table:style-name="ro1">
          <table:table-cell office:value-type="string" calcext:value-type="string">
            <text:p><text:a xlink:href="https://www.letour.fr/en/rider/14/team-ef-education-first-drapac-p-b-cannondale/daniel-felipe-martinez-poveda" xlink:type="simple">DANIEL FELIPE MARTINEZ POVEDA </text:a>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www.letour.fr/en/team/EFD/team-ef-education-first-drapac-p-b-cannondale" xlink:type="simple">TEAM EF EDUCATION FIRST - DRAPAC P/B CANNONDALE </text:a> </text:p>
          </table:table-cell>
          <table:table-cell table:formula="of:=FIND(&quot; &quot;; [.A21])" office:value-type="float" office:value="7" calcext:value-type="float">
            <text:p>7</text:p>
          </table:table-cell>
          <table:table-cell table:formula="of:=LEFT([.A21]; 1)&amp;&quot;.&quot;&amp;MID([.A21];[.D21];LEN([.A21])-[.D21])" office:value-type="string" office:string-value="D. FELIPE MARTINEZ POVEDA " calcext:value-type="string">
            <text:p>D. FELIPE MARTINEZ POVEDA </text:p>
          </table:table-cell>
        </table:table-row>
        <table:table-row table:style-name="ro1">
          <table:table-cell office:value-type="string" calcext:value-type="string">
            <text:p><text:a xlink:href="https://www.letour.fr/en/rider/21/ag2r-la-mondiale/romain-bardet" xlink:type="simple">ROMAIN BARDET </text:a>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www.letour.fr/en/team/ALM/ag2r-la-mondiale" xlink:type="simple">AG2R LA MONDIALE </text:a> </text:p>
          </table:table-cell>
          <table:table-cell table:formula="of:=FIND(&quot; &quot;; [.A22])" office:value-type="float" office:value="7" calcext:value-type="float">
            <text:p>7</text:p>
          </table:table-cell>
          <table:table-cell table:formula="of:=LEFT([.A22]; 1)&amp;&quot;.&quot;&amp;MID([.A22];[.D22];LEN([.A22])-[.D22])" office:value-type="string" office:string-value="R. BARDET " calcext:value-type="string">
            <text:p>R. BARDET </text:p>
          </table:table-cell>
        </table:table-row>
        <table:table-row table:style-name="ro1">
          <table:table-cell office:value-type="string" calcext:value-type="string">
            <text:p><text:a xlink:href="https://www.letour.fr/en/rider/35/team-sunweb/chad-haga" xlink:type="simple">CHAD HAGA </text:a>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www.letour.fr/en/team/SUN/team-sunweb" xlink:type="simple">TEAM SUNWEB </text:a> </text:p>
          </table:table-cell>
          <table:table-cell table:formula="of:=FIND(&quot; &quot;; [.A23])" office:value-type="float" office:value="5" calcext:value-type="float">
            <text:p>5</text:p>
          </table:table-cell>
          <table:table-cell table:formula="of:=LEFT([.A23]; 1)&amp;&quot;.&quot;&amp;MID([.A23];[.D23];LEN([.A23])-[.D23])" office:value-type="string" office:string-value="C. HAGA " calcext:value-type="string">
            <text:p>C. HAGA </text:p>
          </table:table-cell>
        </table:table-row>
        <table:table-row table:style-name="ro1">
          <table:table-cell office:value-type="string" calcext:value-type="string">
            <text:p><text:a xlink:href="https://www.letour.fr/en/rider/114/bora-hansgrohe/rafal-majka" xlink:type="simple">RAFAL MAJKA </text:a> 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a xlink:href="https://www.letour.fr/en/team/BOH/bora-hansgrohe" xlink:type="simple">BORA - HANSGROHE </text:a> </text:p>
          </table:table-cell>
          <table:table-cell table:formula="of:=FIND(&quot; &quot;; [.A24])" office:value-type="float" office:value="6" calcext:value-type="float">
            <text:p>6</text:p>
          </table:table-cell>
          <table:table-cell table:formula="of:=LEFT([.A24]; 1)&amp;&quot;.&quot;&amp;MID([.A24];[.D24];LEN([.A24])-[.D24])" office:value-type="string" office:string-value="R. MAJKA " calcext:value-type="string">
            <text:p>R. MAJKA </text:p>
          </table:table-cell>
        </table:table-row>
        <table:table-row table:style-name="ro2">
          <table:table-cell office:value-type="string" calcext:value-type="string">
            <text:p><text:a xlink:href="https://www.letour.fr/en/rider/2/team-sky/egan-arley-bernal-gomez" xlink:type="simple">EGAN ARLEY BERNAL GOMEZ </text:a>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letour.fr/en/team/SKY/team-sky" xlink:type="simple">TEAM SKY </text:a> </text:p>
          </table:table-cell>
          <table:table-cell table:formula="of:=FIND(&quot; &quot;; [.A25])" office:value-type="float" office:value="5" calcext:value-type="float">
            <text:p>5</text:p>
          </table:table-cell>
          <table:table-cell table:formula="of:=LEFT([.A25]; 1)&amp;&quot;.&quot;&amp;MID([.A25];[.D25];LEN([.A25])-[.D25])" office:value-type="string" office:string-value="E. ARLEY BERNAL GOMEZ " calcext:value-type="string">
            <text:p>E. ARLEY BERNAL GOMEZ </text:p>
          </table:table-cell>
        </table:table-row>
        <table:table-row table:style-name="ro1">
          <table:table-cell office:value-type="string" calcext:value-type="string">
            <text:p><text:a xlink:href="https://www.letour.fr/en/rider/33/team-sunweb/nikias-arndt" xlink:type="simple">NIKIAS ARNDT </text:a>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www.letour.fr/en/team/SUN/team-sunweb" xlink:type="simple">TEAM SUNWEB </text:a> </text:p>
          </table:table-cell>
          <table:table-cell table:formula="of:=FIND(&quot; &quot;; [.A26])" office:value-type="float" office:value="7" calcext:value-type="float">
            <text:p>7</text:p>
          </table:table-cell>
          <table:table-cell table:formula="of:=LEFT([.A26]; 1)&amp;&quot;.&quot;&amp;MID([.A26];[.D26];LEN([.A26])-[.D26])" office:value-type="string" office:string-value="N. ARNDT " calcext:value-type="string">
            <text:p>N. ARNDT </text:p>
          </table:table-cell>
        </table:table-row>
        <table:table-row table:style-name="ro1">
          <table:table-cell office:value-type="string" calcext:value-type="string">
            <text:p><text:a xlink:href="https://www.letour.fr/en/rider/26/ag2r-la-mondiale/pierre-roger-latour" xlink:type="simple">PIERRE ROGER LATOUR </text:a>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www.letour.fr/en/team/ALM/ag2r-la-mondiale" xlink:type="simple">AG2R LA MONDIALE </text:a> </text:p>
          </table:table-cell>
          <table:table-cell table:formula="of:=FIND(&quot; &quot;; [.A27])" office:value-type="float" office:value="7" calcext:value-type="float">
            <text:p>7</text:p>
          </table:table-cell>
          <table:table-cell table:formula="of:=LEFT([.A27]; 1)&amp;&quot;.&quot;&amp;MID([.A27];[.D27];LEN([.A27])-[.D27])" office:value-type="string" office:string-value="P. ROGER LATOUR " calcext:value-type="string">
            <text:p>P. ROGER LATOUR </text:p>
          </table:table-cell>
        </table:table-row>
        <table:table-row table:style-name="ro1">
          <table:table-cell office:value-type="string" calcext:value-type="string">
            <text:p><text:a xlink:href="https://www.letour.fr/en/rider/174/lotto-soudal/thomas-de-gendt" xlink:type="simple">THOMAS DE GENDT </text:a>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a xlink:href="https://www.letour.fr/en/team/LTS/lotto-soudal" xlink:type="simple">LOTTO SOUDAL </text:a> </text:p>
          </table:table-cell>
          <table:table-cell table:formula="of:=FIND(&quot; &quot;; [.A28])" office:value-type="float" office:value="7" calcext:value-type="float">
            <text:p>7</text:p>
          </table:table-cell>
          <table:table-cell table:formula="of:=LEFT([.A28]; 1)&amp;&quot;.&quot;&amp;MID([.A28];[.D28];LEN([.A28])-[.D28])" office:value-type="string" office:string-value="T. DE GENDT " calcext:value-type="string">
            <text:p>T. DE GENDT </text:p>
          </table:table-cell>
        </table:table-row>
        <table:table-row table:style-name="ro1">
          <table:table-cell office:value-type="string" calcext:value-type="string">
            <text:p><text:a xlink:href="https://www.letour.fr/en/rider/88/bmc-racing-team/tejay-van-garderen" xlink:type="simple">TEJAY VAN GARDEREN </text:a>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a xlink:href="https://www.letour.fr/en/team/BMC/bmc-racing-team" xlink:type="simple">BMC RACING TEAM </text:a> </text:p>
          </table:table-cell>
          <table:table-cell table:formula="of:=FIND(&quot; &quot;; [.A29])" office:value-type="float" office:value="6" calcext:value-type="float">
            <text:p>6</text:p>
          </table:table-cell>
          <table:table-cell table:formula="of:=LEFT([.A29]; 1)&amp;&quot;.&quot;&amp;MID([.A29];[.D29];LEN([.A29])-[.D29])" office:value-type="string" office:string-value="T. VAN GARDEREN " calcext:value-type="string">
            <text:p>T. VAN GARDEREN </text:p>
          </table:table-cell>
        </table:table-row>
        <table:table-row table:style-name="ro1">
          <table:table-cell office:value-type="string" calcext:value-type="string">
            <text:p><text:a xlink:href="https://www.letour.fr/en/rider/204/cofidis-solutions-credits/jesus-herrada" xlink:type="simple">JESUS HERRADA </text:a> 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a xlink:href="https://www.letour.fr/en/team/COF/cofidis-solutions-credits" xlink:type="simple">COFIDIS, SOLUTIONS CREDITS </text:a> </text:p>
          </table:table-cell>
          <table:table-cell table:formula="of:=FIND(&quot; &quot;; [.A30])" office:value-type="float" office:value="6" calcext:value-type="float">
            <text:p>6</text:p>
          </table:table-cell>
          <table:table-cell table:formula="of:=LEFT([.A30]; 1)&amp;&quot;.&quot;&amp;MID([.A30];[.D30];LEN([.A30])-[.D30])" office:value-type="string" office:string-value="J. HERRADA " calcext:value-type="string">
            <text:p>J. HERRADA </text:p>
          </table:table-cell>
        </table:table-row>
        <table:table-row table:style-name="ro1">
          <table:table-cell office:value-type="string" calcext:value-type="string">
            <text:p><text:a xlink:href="https://www.letour.fr/en/rider/183/direct-energie/sylvain-chavanel" xlink:type="simple">SYLVAIN CHAVANEL </text:a>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a xlink:href="https://www.letour.fr/en/team/TDE/direct-energie" xlink:type="simple">DIRECT ENERGIE </text:a> </text:p>
          </table:table-cell>
          <table:table-cell table:formula="of:=FIND(&quot; &quot;; [.A31])" office:value-type="float" office:value="8" calcext:value-type="float">
            <text:p>8</text:p>
          </table:table-cell>
          <table:table-cell table:formula="of:=LEFT([.A31]; 1)&amp;&quot;.&quot;&amp;MID([.A31];[.D31];LEN([.A31])-[.D31])" office:value-type="string" office:string-value="S. CHAVANEL " calcext:value-type="string">
            <text:p>S. CHAVANEL </text:p>
          </table:table-cell>
        </table:table-row>
        <table:table-row table:style-name="ro1">
          <table:table-cell office:value-type="string" calcext:value-type="string">
            <text:p><text:a xlink:href="https://www.letour.fr/en/rider/63/mitchelton-scott/luke-durbridge" xlink:type="simple">LUKE DURBRIDGE </text:a> 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s://www.letour.fr/en/team/MTS/mitchelton-scott" xlink:type="simple">MITCHELTON - SCOTT </text:a> </text:p>
          </table:table-cell>
          <table:table-cell table:formula="of:=FIND(&quot; &quot;; [.A32])" office:value-type="float" office:value="5" calcext:value-type="float">
            <text:p>5</text:p>
          </table:table-cell>
          <table:table-cell table:formula="of:=LEFT([.A32]; 1)&amp;&quot;.&quot;&amp;MID([.A32];[.D32];LEN([.A32])-[.D32])" office:value-type="string" office:string-value="L. DURBRIDGE " calcext:value-type="string">
            <text:p>L. DURBRIDGE </text:p>
          </table:table-cell>
        </table:table-row>
        <table:table-row table:style-name="ro1">
          <table:table-cell office:value-type="string" calcext:value-type="string">
            <text:p><text:a xlink:href="https://www.letour.fr/en/rider/212/wanty-groupe-gobert/thomas-degand" xlink:type="simple">THOMAS DEGAND </text:a> 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<text:a xlink:href="https://www.letour.fr/en/team/WGG/wanty-groupe-gobert" xlink:type="simple">WANTY - GROUPE GOBERT </text:a> </text:p>
          </table:table-cell>
          <table:table-cell table:formula="of:=FIND(&quot; &quot;; [.A33])" office:value-type="float" office:value="7" calcext:value-type="float">
            <text:p>7</text:p>
          </table:table-cell>
          <table:table-cell table:formula="of:=LEFT([.A33]; 1)&amp;&quot;.&quot;&amp;MID([.A33];[.D33];LEN([.A33])-[.D33])" office:value-type="string" office:string-value="T. DEGAND " calcext:value-type="string">
            <text:p>T. DEGAND </text:p>
          </table:table-cell>
        </table:table-row>
        <table:table-row table:style-name="ro1">
          <table:table-cell office:value-type="string" calcext:value-type="string">
            <text:p><text:a xlink:href="https://www.letour.fr/en/rider/91/uae-team-emirates/daniel-martin" xlink:type="simple">DANIEL MARTIN </text:a>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a xlink:href="https://www.letour.fr/en/team/UAD/uae-team-emirates" xlink:type="simple">UAE TEAM EMIRATES </text:a> </text:p>
          </table:table-cell>
          <table:table-cell table:formula="of:=FIND(&quot; &quot;; [.A34])" office:value-type="float" office:value="7" calcext:value-type="float">
            <text:p>7</text:p>
          </table:table-cell>
          <table:table-cell table:formula="of:=LEFT([.A34]; 1)&amp;&quot;.&quot;&amp;MID([.A34];[.D34];LEN([.A34])-[.D34])" office:value-type="string" office:string-value="D. MARTIN " calcext:value-type="string">
            <text:p>D. MARTIN </text:p>
          </table:table-cell>
        </table:table-row>
        <table:table-row table:style-name="ro1">
          <table:table-cell office:value-type="string" calcext:value-type="string">
            <text:p><text:a xlink:href="https://www.letour.fr/en/rider/152/groupama-fdj/david-gaudu" xlink:type="simple">DAVID GAUDU </text:a> 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a xlink:href="https://www.letour.fr/en/team/GFC/groupama-fdj" xlink:type="simple">GROUPAMA - FDJ </text:a> </text:p>
          </table:table-cell>
          <table:table-cell table:formula="of:=FIND(&quot; &quot;; [.A35])" office:value-type="float" office:value="6" calcext:value-type="float">
            <text:p>6</text:p>
          </table:table-cell>
          <table:table-cell table:formula="of:=LEFT([.A35]; 1)&amp;&quot;.&quot;&amp;MID([.A35];[.D35];LEN([.A35])-[.D35])" office:value-type="string" office:string-value="D. GAUDU " calcext:value-type="string">
            <text:p>D. GAUDU </text:p>
          </table:table-cell>
        </table:table-row>
        <table:table-row table:style-name="ro1">
          <table:table-cell office:value-type="string" calcext:value-type="string">
            <text:p><text:a xlink:href="https://www.letour.fr/en/rider/58/bahrain-merida/domenico-pozzovivo" xlink:type="simple">DOMENICO POZZOVIVO </text:a>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s://www.letour.fr/en/team/TBM/bahrain-merida" xlink:type="simple">BAHRAIN - MERIDA </text:a> </text:p>
          </table:table-cell>
          <table:table-cell table:formula="of:=FIND(&quot; &quot;; [.A36])" office:value-type="float" office:value="9" calcext:value-type="float">
            <text:p>9</text:p>
          </table:table-cell>
          <table:table-cell table:formula="of:=LEFT([.A36]; 1)&amp;&quot;.&quot;&amp;MID([.A36];[.D36];LEN([.A36])-[.D36])" office:value-type="string" office:string-value="D. POZZOVIVO " calcext:value-type="string">
            <text:p>D. POZZOVIVO </text:p>
          </table:table-cell>
        </table:table-row>
        <table:table-row table:style-name="ro1">
          <table:table-cell office:value-type="string" calcext:value-type="string">
            <text:p><text:a xlink:href="https://www.letour.fr/en/rider/54/bahrain-merida/gorka-izaguirre-insausti" xlink:type="simple">GORKA IZAGUIRRE INSAUSTI </text:a> 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s://www.letour.fr/en/team/TBM/bahrain-merida" xlink:type="simple">BAHRAIN - MERIDA </text:a> </text:p>
          </table:table-cell>
          <table:table-cell table:formula="of:=FIND(&quot; &quot;; [.A37])" office:value-type="float" office:value="6" calcext:value-type="float">
            <text:p>6</text:p>
          </table:table-cell>
          <table:table-cell table:formula="of:=LEFT([.A37]; 1)&amp;&quot;.&quot;&amp;MID([.A37];[.D37];LEN([.A37])-[.D37])" office:value-type="string" office:string-value="G. IZAGUIRRE INSAUSTI " calcext:value-type="string">
            <text:p>G. IZAGUIRRE INSAUSTI </text:p>
          </table:table-cell>
        </table:table-row>
        <table:table-row table:style-name="ro1">
          <table:table-cell office:value-type="string" calcext:value-type="string">
            <text:p><text:a xlink:href="https://www.letour.fr/en/rider/22/ag2r-la-mondiale/silvan-dillier" xlink:type="simple">SILVAN DILLIER </text:a>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www.letour.fr/en/team/ALM/ag2r-la-mondiale" xlink:type="simple">AG2R LA MONDIALE </text:a> </text:p>
          </table:table-cell>
          <table:table-cell table:formula="of:=FIND(&quot; &quot;; [.A38])" office:value-type="float" office:value="7" calcext:value-type="float">
            <text:p>7</text:p>
          </table:table-cell>
          <table:table-cell table:formula="of:=LEFT([.A38]; 1)&amp;&quot;.&quot;&amp;MID([.A38];[.D38];LEN([.A38])-[.D38])" office:value-type="string" office:string-value="S. DILLIER " calcext:value-type="string">
            <text:p>S. DILLIER </text:p>
          </table:table-cell>
        </table:table-row>
        <table:table-row table:style-name="ro1">
          <table:table-cell office:value-type="string" calcext:value-type="string">
            <text:p><text:a xlink:href="https://www.letour.fr/en/rider/158/groupama-fdj/arthur-vichot" xlink:type="simple">ARTHUR VICHOT </text:a> 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a xlink:href="https://www.letour.fr/en/team/GFC/groupama-fdj" xlink:type="simple">GROUPAMA - FDJ </text:a> </text:p>
          </table:table-cell>
          <table:table-cell table:formula="of:=FIND(&quot; &quot;; [.A39])" office:value-type="float" office:value="7" calcext:value-type="float">
            <text:p>7</text:p>
          </table:table-cell>
          <table:table-cell table:formula="of:=LEFT([.A39]; 1)&amp;&quot;.&quot;&amp;MID([.A39];[.D39];LEN([.A39])-[.D39])" office:value-type="string" office:string-value="A. VICHOT " calcext:value-type="string">
            <text:p>A. VICHOT </text:p>
          </table:table-cell>
        </table:table-row>
        <table:table-row table:style-name="ro1">
          <table:table-cell office:value-type="string" calcext:value-type="string">
            <text:p><text:a xlink:href="https://www.letour.fr/en/rider/121/astana-pro-team/jakob-fuglsang" xlink:type="simple">JAKOB FUGLSANG </text:a> 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a xlink:href="https://www.letour.fr/en/team/AST/astana-pro-team" xlink:type="simple">ASTANA PRO TEAM </text:a> </text:p>
          </table:table-cell>
          <table:table-cell table:formula="of:=FIND(&quot; &quot;; [.A40])" office:value-type="float" office:value="6" calcext:value-type="float">
            <text:p>6</text:p>
          </table:table-cell>
          <table:table-cell table:formula="of:=LEFT([.A40]; 1)&amp;&quot;.&quot;&amp;MID([.A40];[.D40];LEN([.A40])-[.D40])" office:value-type="string" office:string-value="J. FUGLSANG " calcext:value-type="string">
            <text:p>J. FUGLSANG </text:p>
          </table:table-cell>
        </table:table-row>
        <table:table-row table:style-name="ro1">
          <table:table-cell office:value-type="string" calcext:value-type="string">
            <text:p><text:a xlink:href="https://www.letour.fr/en/rider/203/cofidis-solutions-credits/nicolas-edet" xlink:type="simple">NICOLAS EDET </text:a> 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<text:a xlink:href="https://www.letour.fr/en/team/COF/cofidis-solutions-credits" xlink:type="simple">COFIDIS, SOLUTIONS CREDITS </text:a> </text:p>
          </table:table-cell>
          <table:table-cell table:formula="of:=FIND(&quot; &quot;; [.A41])" office:value-type="float" office:value="8" calcext:value-type="float">
            <text:p>8</text:p>
          </table:table-cell>
          <table:table-cell table:formula="of:=LEFT([.A41]; 1)&amp;&quot;.&quot;&amp;MID([.A41];[.D41];LEN([.A41])-[.D41])" office:value-type="string" office:string-value="N. EDET " calcext:value-type="string">
            <text:p>N. EDET </text:p>
          </table:table-cell>
        </table:table-row>
        <table:table-row table:style-name="ro1">
          <table:table-cell office:value-type="string" calcext:value-type="string">
            <text:p><text:a xlink:href="https://www.letour.fr/en/rider/115/bora-hansgrohe/gregor-m-hlberger" xlink:type="simple">GREGOR MÜHLBERGER </text:a> 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www.letour.fr/en/team/BOH/bora-hansgrohe" xlink:type="simple">BORA - HANSGROHE </text:a> </text:p>
          </table:table-cell>
          <table:table-cell table:formula="of:=FIND(&quot; &quot;; [.A42])" office:value-type="float" office:value="7" calcext:value-type="float">
            <text:p>7</text:p>
          </table:table-cell>
          <table:table-cell table:formula="of:=LEFT([.A42]; 1)&amp;&quot;.&quot;&amp;MID([.A42];[.D42];LEN([.A42])-[.D42])" office:value-type="string" office:string-value="G. MÜHLBERGER " calcext:value-type="string">
            <text:p>G. MÜHLBERGER </text:p>
          </table:table-cell>
        </table:table-row>
        <table:table-row table:style-name="ro1">
          <table:table-cell office:value-type="string" calcext:value-type="string">
            <text:p><text:a xlink:href="https://www.letour.fr/en/rider/122/astana-pro-team/omar-fraile-matarranz" xlink:type="simple">OMAR FRAILE MATARRANZ </text:a> 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a xlink:href="https://www.letour.fr/en/team/AST/astana-pro-team" xlink:type="simple">ASTANA PRO TEAM </text:a> </text:p>
          </table:table-cell>
          <table:table-cell table:formula="of:=FIND(&quot; &quot;; [.A43])" office:value-type="float" office:value="5" calcext:value-type="float">
            <text:p>5</text:p>
          </table:table-cell>
          <table:table-cell table:formula="of:=LEFT([.A43]; 1)&amp;&quot;.&quot;&amp;MID([.A43];[.D43];LEN([.A43])-[.D43])" office:value-type="string" office:string-value="O. FRAILE MATARRANZ " calcext:value-type="string">
            <text:p>O. FRAILE MATARRANZ </text:p>
          </table:table-cell>
        </table:table-row>
        <table:table-row table:style-name="ro1">
          <table:table-cell office:value-type="string" calcext:value-type="string">
            <text:p><text:a xlink:href="https://www.letour.fr/en/rider/113/bora-hansgrohe/marcus-burghardt" xlink:type="simple">MARCUS BURGHARDT </text:a> 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a xlink:href="https://www.letour.fr/en/team/BOH/bora-hansgrohe" xlink:type="simple">BORA - HANSGROHE </text:a> </text:p>
          </table:table-cell>
          <table:table-cell table:formula="of:=FIND(&quot; &quot;; [.A44])" office:value-type="float" office:value="7" calcext:value-type="float">
            <text:p>7</text:p>
          </table:table-cell>
          <table:table-cell table:formula="of:=LEFT([.A44]; 1)&amp;&quot;.&quot;&amp;MID([.A44];[.D44];LEN([.A44])-[.D44])" office:value-type="string" office:string-value="M. BURGHARDT " calcext:value-type="string">
            <text:p>M. BURGHARDT </text:p>
          </table:table-cell>
        </table:table-row>
        <table:table-row table:style-name="ro1">
          <table:table-cell office:value-type="string" calcext:value-type="string">
            <text:p><text:a xlink:href="https://www.letour.fr/en/rider/75/movistar-team/mikel-landa-meana" xlink:type="simple">MIKEL LANDA MEANA </text:a>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s://www.letour.fr/en/team/MOV/movistar-team" xlink:type="simple">MOVISTAR TEAM </text:a> </text:p>
          </table:table-cell>
          <table:table-cell table:formula="of:=FIND(&quot; &quot;; [.A45])" office:value-type="float" office:value="6" calcext:value-type="float">
            <text:p>6</text:p>
          </table:table-cell>
          <table:table-cell table:formula="of:=LEFT([.A45]; 1)&amp;&quot;.&quot;&amp;MID([.A45];[.D45];LEN([.A45])-[.D45])" office:value-type="string" office:string-value="M. LANDA MEANA " calcext:value-type="string">
            <text:p>M. LANDA MEANA </text:p>
          </table:table-cell>
        </table:table-row>
        <table:table-row table:style-name="ro1">
          <table:table-cell office:value-type="string" calcext:value-type="string">
            <text:p><text:a xlink:href="https://www.letour.fr/en/rider/86/bmc-racing-team/michael-sch-r" xlink:type="simple">MICHAEL SCHÄR </text:a>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a xlink:href="https://www.letour.fr/en/team/BMC/bmc-racing-team" xlink:type="simple">BMC RACING TEAM </text:a> </text:p>
          </table:table-cell>
          <table:table-cell table:formula="of:=FIND(&quot; &quot;; [.A46])" office:value-type="float" office:value="8" calcext:value-type="float">
            <text:p>8</text:p>
          </table:table-cell>
          <table:table-cell table:formula="of:=LEFT([.A46]; 1)&amp;&quot;.&quot;&amp;MID([.A46];[.D46];LEN([.A46])-[.D46])" office:value-type="string" office:string-value="M. SCHÄR " calcext:value-type="string">
            <text:p>M. SCHÄR </text:p>
          </table:table-cell>
        </table:table-row>
        <table:table-row table:style-name="ro1">
          <table:table-cell office:value-type="string" calcext:value-type="string">
            <text:p><text:a xlink:href="https://www.letour.fr/en/rider/192/trek-segafredo/julien-bernard" xlink:type="simple">JULIEN BERNARD </text:a> 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s://www.letour.fr/en/team/TFS/trek-segafredo" xlink:type="simple">TREK - SEGAFREDO </text:a> </text:p>
          </table:table-cell>
          <table:table-cell table:formula="of:=FIND(&quot; &quot;; [.A47])" office:value-type="float" office:value="7" calcext:value-type="float">
            <text:p>7</text:p>
          </table:table-cell>
          <table:table-cell table:formula="of:=LEFT([.A47]; 1)&amp;&quot;.&quot;&amp;MID([.A47];[.D47];LEN([.A47])-[.D47])" office:value-type="string" office:string-value="J. BERNARD " calcext:value-type="string">
            <text:p>J. BERNARD </text:p>
          </table:table-cell>
        </table:table-row>
        <table:table-row table:style-name="ro1">
          <table:table-cell office:value-type="string" calcext:value-type="string">
            <text:p><text:a xlink:href="https://www.letour.fr/en/rider/155/groupama-fdj/tobias-ludvigsson" xlink:type="simple">TOBIAS LUDVIGSSON </text:a> 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a xlink:href="https://www.letour.fr/en/team/GFC/groupama-fdj" xlink:type="simple">GROUPAMA - FDJ </text:a> </text:p>
          </table:table-cell>
          <table:table-cell table:formula="of:=FIND(&quot; &quot;; [.A48])" office:value-type="float" office:value="7" calcext:value-type="float">
            <text:p>7</text:p>
          </table:table-cell>
          <table:table-cell table:formula="of:=LEFT([.A48]; 1)&amp;&quot;.&quot;&amp;MID([.A48];[.D48];LEN([.A48])-[.D48])" office:value-type="string" office:string-value="T. LUDVIGSSON " calcext:value-type="string">
            <text:p>T. LUDVIGSSON </text:p>
          </table:table-cell>
        </table:table-row>
        <table:table-row table:style-name="ro1">
          <table:table-cell office:value-type="string" calcext:value-type="string">
            <text:p><text:a xlink:href="https://www.letour.fr/en/rider/41/team-fortuneo-samsic/warren-barguil" xlink:type="simple">WARREN BARGUIL </text:a>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www.letour.fr/en/team/FST/team-fortuneo-samsic" xlink:type="simple">TEAM FORTUNEO - SAMSIC </text:a> </text:p>
          </table:table-cell>
          <table:table-cell table:formula="of:=FIND(&quot; &quot;; [.A49])" office:value-type="float" office:value="7" calcext:value-type="float">
            <text:p>7</text:p>
          </table:table-cell>
          <table:table-cell table:formula="of:=LEFT([.A49]; 1)&amp;&quot;.&quot;&amp;MID([.A49];[.D49];LEN([.A49])-[.D49])" office:value-type="string" office:string-value="W. BARGUIL " calcext:value-type="string">
            <text:p>W. BARGUIL </text:p>
          </table:table-cell>
        </table:table-row>
        <table:table-row table:style-name="ro1">
          <table:table-cell office:value-type="string" calcext:value-type="string">
            <text:p><text:a xlink:href="https://www.letour.fr/en/rider/125/astana-pro-team/tanel-kangert" xlink:type="simple">TANEL KANGERT </text:a> 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a xlink:href="https://www.letour.fr/en/team/AST/astana-pro-team" xlink:type="simple">ASTANA PRO TEAM </text:a> </text:p>
          </table:table-cell>
          <table:table-cell table:formula="of:=FIND(&quot; &quot;; [.A50])" office:value-type="float" office:value="6" calcext:value-type="float">
            <text:p>6</text:p>
          </table:table-cell>
          <table:table-cell table:formula="of:=LEFT([.A50]; 1)&amp;&quot;.&quot;&amp;MID([.A50];[.D50];LEN([.A50])-[.D50])" office:value-type="string" office:string-value="T. KANGERT " calcext:value-type="string">
            <text:p>T. KANGERT </text:p>
          </table:table-cell>
        </table:table-row>
        <table:table-row table:style-name="ro1">
          <table:table-cell office:value-type="string" calcext:value-type="string">
            <text:p><text:a xlink:href="https://www.letour.fr/en/rider/205/cofidis-solutions-credits/daniel-navarro-garcia" xlink:type="simple">DANIEL NAVARRO GARCIA </text:a> 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a xlink:href="https://www.letour.fr/en/team/COF/cofidis-solutions-credits" xlink:type="simple">COFIDIS, SOLUTIONS CREDITS </text:a> </text:p>
          </table:table-cell>
          <table:table-cell table:formula="of:=FIND(&quot; &quot;; [.A51])" office:value-type="float" office:value="7" calcext:value-type="float">
            <text:p>7</text:p>
          </table:table-cell>
          <table:table-cell table:formula="of:=LEFT([.A51]; 1)&amp;&quot;.&quot;&amp;MID([.A51];[.D51];LEN([.A51])-[.D51])" office:value-type="string" office:string-value="D. NAVARRO GARCIA " calcext:value-type="string">
            <text:p>D. NAVARRO GARCIA </text:p>
          </table:table-cell>
        </table:table-row>
        <table:table-row table:style-name="ro1">
          <table:table-cell office:value-type="string" calcext:value-type="string">
            <text:p><text:a xlink:href="https://www.letour.fr/en/rider/74/movistar-team/imanol-erviti" xlink:type="simple">IMANOL ERVITI </text:a> 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https://www.letour.fr/en/team/MOV/movistar-team" xlink:type="simple">MOVISTAR TEAM </text:a> </text:p>
          </table:table-cell>
          <table:table-cell table:formula="of:=FIND(&quot; &quot;; [.A52])" office:value-type="float" office:value="7" calcext:value-type="float">
            <text:p>7</text:p>
          </table:table-cell>
          <table:table-cell table:formula="of:=LEFT([.A52]; 1)&amp;&quot;.&quot;&amp;MID([.A52];[.D52];LEN([.A52])-[.D52])" office:value-type="string" office:string-value="I. ERVITI " calcext:value-type="string">
            <text:p>I. ERVITI </text:p>
          </table:table-cell>
        </table:table-row>
        <table:table-row table:style-name="ro1">
          <table:table-cell office:value-type="string" calcext:value-type="string">
            <text:p><text:a xlink:href="https://www.letour.fr/en/rider/181/direct-energie/lilian-calmejane" xlink:type="simple">LILIAN CALMEJANE </text:a>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a xlink:href="https://www.letour.fr/en/team/TDE/direct-energie" xlink:type="simple">DIRECT ENERGIE </text:a> </text:p>
          </table:table-cell>
          <table:table-cell table:formula="of:=FIND(&quot; &quot;; [.A53])" office:value-type="float" office:value="7" calcext:value-type="float">
            <text:p>7</text:p>
          </table:table-cell>
          <table:table-cell table:formula="of:=LEFT([.A53]; 1)&amp;&quot;.&quot;&amp;MID([.A53];[.D53];LEN([.A53])-[.D53])" office:value-type="string" office:string-value="L. CALMEJANE " calcext:value-type="string">
            <text:p>L. CALMEJANE </text:p>
          </table:table-cell>
        </table:table-row>
        <table:table-row table:style-name="ro1">
          <table:table-cell office:value-type="string" calcext:value-type="string">
            <text:p><text:a xlink:href="https://www.letour.fr/en/rider/112/bora-hansgrohe/maciej-bodnar" xlink:type="simple">MACIEJ BODNAR </text:a> 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a xlink:href="https://www.letour.fr/en/team/BOH/bora-hansgrohe" xlink:type="simple">BORA - HANSGROHE </text:a> </text:p>
          </table:table-cell>
          <table:table-cell table:formula="of:=FIND(&quot; &quot;; [.A54])" office:value-type="float" office:value="7" calcext:value-type="float">
            <text:p>7</text:p>
          </table:table-cell>
          <table:table-cell table:formula="of:=LEFT([.A54]; 1)&amp;&quot;.&quot;&amp;MID([.A54];[.D54];LEN([.A54])-[.D54])" office:value-type="string" office:string-value="M. BODNAR " calcext:value-type="string">
            <text:p>M. BODNAR </text:p>
          </table:table-cell>
        </table:table-row>
        <table:table-row table:style-name="ro1">
          <table:table-cell office:value-type="string" calcext:value-type="string">
            <text:p><text:a xlink:href="https://www.letour.fr/en/rider/193/trek-segafredo/koen-de-kort" xlink:type="simple">KOEN DE KORT </text:a> 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a xlink:href="https://www.letour.fr/en/team/TFS/trek-segafredo" xlink:type="simple">TREK - SEGAFREDO </text:a> </text:p>
          </table:table-cell>
          <table:table-cell table:formula="of:=FIND(&quot; &quot;; [.A55])" office:value-type="float" office:value="5" calcext:value-type="float">
            <text:p>5</text:p>
          </table:table-cell>
          <table:table-cell table:formula="of:=LEFT([.A55]; 1)&amp;&quot;.&quot;&amp;MID([.A55];[.D55];LEN([.A55])-[.D55])" office:value-type="string" office:string-value="K. DE KORT " calcext:value-type="string">
            <text:p>K. DE KORT </text:p>
          </table:table-cell>
        </table:table-row>
        <table:table-row table:style-name="ro1">
          <table:table-cell office:value-type="string" calcext:value-type="string">
            <text:p><text:a xlink:href="https://www.letour.fr/en/rider/197/trek-segafredo/toms-skujins" xlink:type="simple">TOMS SKUJINS </text:a> 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<text:a xlink:href="https://www.letour.fr/en/team/TFS/trek-segafredo" xlink:type="simple">TREK - SEGAFREDO </text:a> </text:p>
          </table:table-cell>
          <table:table-cell table:formula="of:=FIND(&quot; &quot;; [.A56])" office:value-type="float" office:value="5" calcext:value-type="float">
            <text:p>5</text:p>
          </table:table-cell>
          <table:table-cell table:formula="of:=LEFT([.A56]; 1)&amp;&quot;.&quot;&amp;MID([.A56];[.D56];LEN([.A56])-[.D56])" office:value-type="string" office:string-value="T. SKUJINS " calcext:value-type="string">
            <text:p>T. SKUJINS </text:p>
          </table:table-cell>
        </table:table-row>
        <table:table-row table:style-name="ro1">
          <table:table-cell office:value-type="string" calcext:value-type="string">
            <text:p><text:a xlink:href="https://www.letour.fr/en/rider/38/team-sunweb/edward-theuns" xlink:type="simple">EDWARD THEUNS </text:a>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www.letour.fr/en/team/SUN/team-sunweb" xlink:type="simple">TEAM SUNWEB </text:a> </text:p>
          </table:table-cell>
          <table:table-cell table:formula="of:=FIND(&quot; &quot;; [.A57])" office:value-type="float" office:value="7" calcext:value-type="float">
            <text:p>7</text:p>
          </table:table-cell>
          <table:table-cell table:formula="of:=LEFT([.A57]; 1)&amp;&quot;.&quot;&amp;MID([.A57];[.D57];LEN([.A57])-[.D57])" office:value-type="string" office:string-value="E. THEUNS " calcext:value-type="string">
            <text:p>E. THEUNS </text:p>
          </table:table-cell>
        </table:table-row>
        <table:table-row table:style-name="ro1">
          <table:table-cell office:value-type="string" calcext:value-type="string">
            <text:p><text:a xlink:href="https://www.letour.fr/en/rider/101/quick-step-floors/julian-alaphilippe" xlink:type="simple">JULIAN ALAPHILIPPE </text:a> 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a xlink:href="https://www.letour.fr/en/team/QST/quick-step-floors" xlink:type="simple">QUICK - STEP FLOORS </text:a> </text:p>
          </table:table-cell>
          <table:table-cell table:formula="of:=FIND(&quot; &quot;; [.A58])" office:value-type="float" office:value="7" calcext:value-type="float">
            <text:p>7</text:p>
          </table:table-cell>
          <table:table-cell table:formula="of:=LEFT([.A58]; 1)&amp;&quot;.&quot;&amp;MID([.A58];[.D58];LEN([.A58])-[.D58])" office:value-type="string" office:string-value="J. ALAPHILIPPE " calcext:value-type="string">
            <text:p>J. ALAPHILIPPE </text:p>
          </table:table-cell>
        </table:table-row>
        <table:table-row table:style-name="ro1">
          <table:table-cell office:value-type="string" calcext:value-type="string">
            <text:p><text:a xlink:href="https://www.letour.fr/en/rider/187/direct-energie/romain-sicard" xlink:type="simple">ROMAIN SICARD </text:a> 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a xlink:href="https://www.letour.fr/en/team/TDE/direct-energie" xlink:type="simple">DIRECT ENERGIE </text:a> </text:p>
          </table:table-cell>
          <table:table-cell table:formula="of:=FIND(&quot; &quot;; [.A59])" office:value-type="float" office:value="7" calcext:value-type="float">
            <text:p>7</text:p>
          </table:table-cell>
          <table:table-cell table:formula="of:=LEFT([.A59]; 1)&amp;&quot;.&quot;&amp;MID([.A59];[.D59];LEN([.A59])-[.D59])" office:value-type="string" office:string-value="R. SICARD " calcext:value-type="string">
            <text:p>R. SICARD </text:p>
          </table:table-cell>
        </table:table-row>
        <table:table-row table:style-name="ro1">
          <table:table-cell office:value-type="string" calcext:value-type="string">
            <text:p><text:a xlink:href="https://www.letour.fr/en/rider/206/cofidis-solutions-credits/anthony-perez" xlink:type="simple">ANTHONY PEREZ </text:a> 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a xlink:href="https://www.letour.fr/en/team/COF/cofidis-solutions-credits" xlink:type="simple">COFIDIS, SOLUTIONS CREDITS </text:a> </text:p>
          </table:table-cell>
          <table:table-cell table:formula="of:=FIND(&quot; &quot;; [.A60])" office:value-type="float" office:value="8" calcext:value-type="float">
            <text:p>8</text:p>
          </table:table-cell>
          <table:table-cell table:formula="of:=LEFT([.A60]; 1)&amp;&quot;.&quot;&amp;MID([.A60];[.D60];LEN([.A60])-[.D60])" office:value-type="string" office:string-value="A. PEREZ " calcext:value-type="string">
            <text:p>A. PEREZ </text:p>
          </table:table-cell>
        </table:table-row>
        <table:table-row table:style-name="ro1">
          <table:table-cell office:value-type="string" calcext:value-type="string">
            <text:p><text:a xlink:href="https://www.letour.fr/en/rider/42/team-fortuneo-samsic/maxime-bouet" xlink:type="simple">MAXIME BOUET </text:a>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www.letour.fr/en/team/FST/team-fortuneo-samsic" xlink:type="simple">TEAM FORTUNEO - SAMSIC </text:a> </text:p>
          </table:table-cell>
          <table:table-cell table:formula="of:=FIND(&quot; &quot;; [.A61])" office:value-type="float" office:value="7" calcext:value-type="float">
            <text:p>7</text:p>
          </table:table-cell>
          <table:table-cell table:formula="of:=LEFT([.A61]; 1)&amp;&quot;.&quot;&amp;MID([.A61];[.D61];LEN([.A61])-[.D61])" office:value-type="string" office:string-value="M. BOUET " calcext:value-type="string">
            <text:p>M. BOUET </text:p>
          </table:table-cell>
        </table:table-row>
        <table:table-row table:style-name="ro1">
          <table:table-cell office:value-type="string" calcext:value-type="string">
            <text:p><text:a xlink:href="https://www.letour.fr/en/rider/68/mitchelton-scott/mikel-nieve-iturralde" xlink:type="simple">MIKEL NIEVE ITURRALDE </text:a>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https://www.letour.fr/en/team/MTS/mitchelton-scott" xlink:type="simple">MITCHELTON - SCOTT </text:a> </text:p>
          </table:table-cell>
          <table:table-cell table:formula="of:=FIND(&quot; &quot;; [.A62])" office:value-type="float" office:value="6" calcext:value-type="float">
            <text:p>6</text:p>
          </table:table-cell>
          <table:table-cell table:formula="of:=LEFT([.A62]; 1)&amp;&quot;.&quot;&amp;MID([.A62];[.D62];LEN([.A62])-[.D62])" office:value-type="string" office:string-value="M. NIEVE ITURRALDE " calcext:value-type="string">
            <text:p>M. NIEVE ITURRALDE </text:p>
          </table:table-cell>
        </table:table-row>
        <table:table-row table:style-name="ro1">
          <table:table-cell office:value-type="string" calcext:value-type="string">
            <text:p><text:a xlink:href="https://www.letour.fr/en/rider/162/team-lotto-nl-jumbo/robert-gesink" xlink:type="simple">ROBERT GESINK </text:a> 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a xlink:href="https://www.letour.fr/en/team/TLJ/team-lotto-nl-jumbo" xlink:type="simple">TEAM LOTTO NL - JUMBO </text:a> </text:p>
          </table:table-cell>
          <table:table-cell table:formula="of:=FIND(&quot; &quot;; [.A63])" office:value-type="float" office:value="7" calcext:value-type="float">
            <text:p>7</text:p>
          </table:table-cell>
          <table:table-cell table:formula="of:=LEFT([.A63]; 1)&amp;&quot;.&quot;&amp;MID([.A63];[.D63];LEN([.A63])-[.D63])" office:value-type="string" office:string-value="R. GESINK " calcext:value-type="string">
            <text:p>R. GESINK </text:p>
          </table:table-cell>
        </table:table-row>
        <table:table-row table:style-name="ro1">
          <table:table-cell office:value-type="string" calcext:value-type="string">
            <text:p><text:a xlink:href="https://www.letour.fr/en/rider/124/astana-pro-team/jesper-hansen" xlink:type="simple">JESPER HANSEN </text:a> 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a xlink:href="https://www.letour.fr/en/team/AST/astana-pro-team" xlink:type="simple">ASTANA PRO TEAM </text:a> </text:p>
          </table:table-cell>
          <table:table-cell table:formula="of:=FIND(&quot; &quot;; [.A64])" office:value-type="float" office:value="7" calcext:value-type="float">
            <text:p>7</text:p>
          </table:table-cell>
          <table:table-cell table:formula="of:=LEFT([.A64]; 1)&amp;&quot;.&quot;&amp;MID([.A64];[.D64];LEN([.A64])-[.D64])" office:value-type="string" office:string-value="J. HANSEN " calcext:value-type="string">
            <text:p>J. HANSEN </text:p>
          </table:table-cell>
        </table:table-row>
        <table:table-row table:style-name="ro1">
          <table:table-cell office:value-type="string" calcext:value-type="string">
            <text:p><text:a xlink:href="https://www.letour.fr/en/rider/176/lotto-soudal/tomasz-marczynski" xlink:type="simple">TOMASZ MARCZYNSKI </text:a> 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a xlink:href="https://www.letour.fr/en/team/LTS/lotto-soudal" xlink:type="simple">LOTTO SOUDAL </text:a> </text:p>
          </table:table-cell>
          <table:table-cell table:formula="of:=FIND(&quot; &quot;; [.A65])" office:value-type="float" office:value="7" calcext:value-type="float">
            <text:p>7</text:p>
          </table:table-cell>
          <table:table-cell table:formula="of:=LEFT([.A65]; 1)&amp;&quot;.&quot;&amp;MID([.A65];[.D65];LEN([.A65])-[.D65])" office:value-type="string" office:string-value="T. MARCZYNSKI " calcext:value-type="string">
            <text:p>T. MARCZYNSKI </text:p>
          </table:table-cell>
        </table:table-row>
        <table:table-row table:style-name="ro1">
          <table:table-cell office:value-type="string" calcext:value-type="string">
            <text:p><text:a xlink:href="https://www.letour.fr/en/rider/138/team-dimension-data/julien-vermote" xlink:type="simple">JULIEN VERMOTE </text:a> 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a xlink:href="https://www.letour.fr/en/team/DDD/team-dimension-data" xlink:type="simple">TEAM DIMENSION DATA </text:a> </text:p>
          </table:table-cell>
          <table:table-cell table:formula="of:=FIND(&quot; &quot;; [.A66])" office:value-type="float" office:value="7" calcext:value-type="float">
            <text:p>7</text:p>
          </table:table-cell>
          <table:table-cell table:formula="of:=LEFT([.A66]; 1)&amp;&quot;.&quot;&amp;MID([.A66];[.D66];LEN([.A66])-[.D66])" office:value-type="string" office:string-value="J. VERMOTE " calcext:value-type="string">
            <text:p>J. VERMOTE </text:p>
          </table:table-cell>
        </table:table-row>
        <table:table-row table:style-name="ro1">
          <table:table-cell office:value-type="string" calcext:value-type="string">
            <text:p><text:a xlink:href="https://www.letour.fr/en/rider/96/uae-team-emirates/marco-marcato" xlink:type="simple">MARCO MARCATO </text:a> 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a xlink:href="https://www.letour.fr/en/team/UAD/uae-team-emirates" xlink:type="simple">UAE TEAM EMIRATES </text:a> </text:p>
          </table:table-cell>
          <table:table-cell table:formula="of:=FIND(&quot; &quot;; [.A67])" office:value-type="float" office:value="6" calcext:value-type="float">
            <text:p>6</text:p>
          </table:table-cell>
          <table:table-cell table:formula="of:=LEFT([.A67]; 1)&amp;&quot;.&quot;&amp;MID([.A67];[.D67];LEN([.A67])-[.D67])" office:value-type="string" office:string-value="M. MARCATO " calcext:value-type="string">
            <text:p>M. MARCATO </text:p>
          </table:table-cell>
        </table:table-row>
        <table:table-row table:style-name="ro1">
          <table:table-cell office:value-type="string" calcext:value-type="string">
            <text:p><text:a xlink:href="https://www.letour.fr/en/rider/164/team-lotto-nl-jumbo/amund-gr-ndahl-jansen" xlink:type="simple">AMUND GRØNDAHL JANSEN </text:a> 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a xlink:href="https://www.letour.fr/en/team/TLJ/team-lotto-nl-jumbo" xlink:type="simple">TEAM LOTTO NL - JUMBO </text:a> </text:p>
          </table:table-cell>
          <table:table-cell table:formula="of:=FIND(&quot; &quot;; [.A68])" office:value-type="float" office:value="6" calcext:value-type="float">
            <text:p>6</text:p>
          </table:table-cell>
          <table:table-cell table:formula="of:=LEFT([.A68]; 1)&amp;&quot;.&quot;&amp;MID([.A68];[.D68];LEN([.A68])-[.D68])" office:value-type="string" office:string-value="A. GRØNDAHL JANSEN " calcext:value-type="string">
            <text:p>A. GRØNDAHL JANSEN </text:p>
          </table:table-cell>
        </table:table-row>
        <table:table-row table:style-name="ro1">
          <table:table-cell office:value-type="string" calcext:value-type="string">
            <text:p><text:a xlink:href="https://www.letour.fr/en/rider/71/movistar-team/nairo-quintana" xlink:type="simple">NAIRO QUINTANA </text:a>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a xlink:href="https://www.letour.fr/en/team/MOV/movistar-team" xlink:type="simple">MOVISTAR TEAM </text:a> </text:p>
          </table:table-cell>
          <table:table-cell table:formula="of:=FIND(&quot; &quot;; [.A69])" office:value-type="float" office:value="6" calcext:value-type="float">
            <text:p>6</text:p>
          </table:table-cell>
          <table:table-cell table:formula="of:=LEFT([.A69]; 1)&amp;&quot;.&quot;&amp;MID([.A69];[.D69];LEN([.A69])-[.D69])" office:value-type="string" office:string-value="N. QUINTANA " calcext:value-type="string">
            <text:p>N. QUINTANA </text:p>
          </table:table-cell>
        </table:table-row>
        <table:table-row table:style-name="ro1">
          <table:table-cell office:value-type="string" calcext:value-type="string">
            <text:p><text:a xlink:href="https://www.letour.fr/en/rider/57/bahrain-merida/franco-pellizotti" xlink:type="simple">FRANCO PELLIZOTTI </text:a> 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s://www.letour.fr/en/team/TBM/bahrain-merida" xlink:type="simple">BAHRAIN - MERIDA </text:a> </text:p>
          </table:table-cell>
          <table:table-cell table:formula="of:=FIND(&quot; &quot;; [.A70])" office:value-type="float" office:value="7" calcext:value-type="float">
            <text:p>7</text:p>
          </table:table-cell>
          <table:table-cell table:formula="of:=LEFT([.A70]; 1)&amp;&quot;.&quot;&amp;MID([.A70];[.D70];LEN([.A70])-[.D70])" office:value-type="string" office:string-value="F. PELLIZOTTI " calcext:value-type="string">
            <text:p>F. PELLIZOTTI </text:p>
          </table:table-cell>
        </table:table-row>
        <table:table-row table:style-name="ro1">
          <table:table-cell office:value-type="string" calcext:value-type="string">
            <text:p><text:a xlink:href="https://www.letour.fr/en/rider/168/team-lotto-nl-jumbo/antwan-tolhoek" xlink:type="simple">ANTWAN TOLHOEK </text:a> 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s://www.letour.fr/en/team/TLJ/team-lotto-nl-jumbo" xlink:type="simple">TEAM LOTTO NL - JUMBO </text:a> </text:p>
          </table:table-cell>
          <table:table-cell table:formula="of:=FIND(&quot; &quot;; [.A71])" office:value-type="float" office:value="7" calcext:value-type="float">
            <text:p>7</text:p>
          </table:table-cell>
          <table:table-cell table:formula="of:=LEFT([.A71]; 1)&amp;&quot;.&quot;&amp;MID([.A71];[.D71];LEN([.A71])-[.D71])" office:value-type="string" office:string-value="A. TOLHOEK " calcext:value-type="string">
            <text:p>A. TOLHOEK </text:p>
          </table:table-cell>
        </table:table-row>
        <table:table-row table:style-name="ro1">
          <table:table-cell office:value-type="string" calcext:value-type="string">
            <text:p><text:a xlink:href="https://www.letour.fr/en/rider/198/trek-segafredo/jasper-stuyven" xlink:type="simple">JASPER STUYVEN </text:a> 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a xlink:href="https://www.letour.fr/en/team/TFS/trek-segafredo" xlink:type="simple">TREK - SEGAFREDO </text:a> </text:p>
          </table:table-cell>
          <table:table-cell table:formula="of:=FIND(&quot; &quot;; [.A72])" office:value-type="float" office:value="7" calcext:value-type="float">
            <text:p>7</text:p>
          </table:table-cell>
          <table:table-cell table:formula="of:=LEFT([.A72]; 1)&amp;&quot;.&quot;&amp;MID([.A72];[.D72];LEN([.A72])-[.D72])" office:value-type="string" office:string-value="J. STUYVEN " calcext:value-type="string">
            <text:p>J. STUYVEN </text:p>
          </table:table-cell>
        </table:table-row>
        <table:table-row table:style-name="ro1">
          <table:table-cell office:value-type="string" calcext:value-type="string">
            <text:p><text:a xlink:href="https://www.letour.fr/en/rider/156/groupama-fdj/rudy-molard" xlink:type="simple">RUDY MOLARD </text:a> 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a xlink:href="https://www.letour.fr/en/team/GFC/groupama-fdj" xlink:type="simple">GROUPAMA - FDJ </text:a> </text:p>
          </table:table-cell>
          <table:table-cell table:formula="of:=FIND(&quot; &quot;; [.A73])" office:value-type="float" office:value="5" calcext:value-type="float">
            <text:p>5</text:p>
          </table:table-cell>
          <table:table-cell table:formula="of:=LEFT([.A73]; 1)&amp;&quot;.&quot;&amp;MID([.A73];[.D73];LEN([.A73])-[.D73])" office:value-type="string" office:string-value="R. MOLARD " calcext:value-type="string">
            <text:p>R. MOLARD </text:p>
          </table:table-cell>
        </table:table-row>
        <table:table-row table:style-name="ro1">
          <table:table-cell office:value-type="string" calcext:value-type="string">
            <text:p><text:a xlink:href="https://www.letour.fr/en/rider/16/team-ef-education-first-drapac-p-b-cannondale/pierre-rolland" xlink:type="simple">PIERRE ROLLAND </text:a>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www.letour.fr/en/team/EFD/team-ef-education-first-drapac-p-b-cannondale" xlink:type="simple">TEAM EF EDUCATION FIRST - DRAPAC P/B CANNONDALE </text:a> </text:p>
          </table:table-cell>
          <table:table-cell table:formula="of:=FIND(&quot; &quot;; [.A74])" office:value-type="float" office:value="7" calcext:value-type="float">
            <text:p>7</text:p>
          </table:table-cell>
          <table:table-cell table:formula="of:=LEFT([.A74]; 1)&amp;&quot;.&quot;&amp;MID([.A74];[.D74];LEN([.A74])-[.D74])" office:value-type="string" office:string-value="P. ROLLAND " calcext:value-type="string">
            <text:p>P. ROLLAND </text:p>
          </table:table-cell>
        </table:table-row>
        <table:table-row table:style-name="ro1">
          <table:table-cell office:value-type="string" calcext:value-type="string">
            <text:p><text:a xlink:href="https://www.letour.fr/en/rider/37/team-sunweb/laurens-ten-dam" xlink:type="simple">LAURENS TEN DAM </text:a>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www.letour.fr/en/team/SUN/team-sunweb" xlink:type="simple">TEAM SUNWEB </text:a> </text:p>
          </table:table-cell>
          <table:table-cell table:formula="of:=FIND(&quot; &quot;; [.A75])" office:value-type="float" office:value="8" calcext:value-type="float">
            <text:p>8</text:p>
          </table:table-cell>
          <table:table-cell table:formula="of:=LEFT([.A75]; 1)&amp;&quot;.&quot;&amp;MID([.A75];[.D75];LEN([.A75])-[.D75])" office:value-type="string" office:string-value="L. TEN DAM " calcext:value-type="string">
            <text:p>L. TEN DAM </text:p>
          </table:table-cell>
        </table:table-row>
        <table:table-row table:style-name="ro1">
          <table:table-cell office:value-type="string" calcext:value-type="string">
            <text:p><text:a xlink:href="https://www.letour.fr/en/rider/211/wanty-groupe-gobert/guillaume-martin" xlink:type="simple">GUILLAUME MARTIN </text:a> 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<text:a xlink:href="https://www.letour.fr/en/team/WGG/wanty-groupe-gobert" xlink:type="simple">WANTY - GROUPE GOBERT </text:a> </text:p>
          </table:table-cell>
          <table:table-cell table:formula="of:=FIND(&quot; &quot;; [.A76])" office:value-type="float" office:value="10" calcext:value-type="float">
            <text:p>10</text:p>
          </table:table-cell>
          <table:table-cell table:formula="of:=LEFT([.A76]; 1)&amp;&quot;.&quot;&amp;MID([.A76];[.D76];LEN([.A76])-[.D76])" office:value-type="string" office:string-value="G. MARTIN " calcext:value-type="string">
            <text:p>G. MARTIN </text:p>
          </table:table-cell>
        </table:table-row>
        <table:table-row table:style-name="ro1">
          <table:table-cell office:value-type="string" calcext:value-type="string">
            <text:p><text:a xlink:href="https://www.letour.fr/en/rider/217/wanty-groupe-gobert/dion-smith" xlink:type="simple">DION SMITH </text:a> 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a xlink:href="https://www.letour.fr/en/team/WGG/wanty-groupe-gobert" xlink:type="simple">WANTY - GROUPE GOBERT </text:a> </text:p>
          </table:table-cell>
          <table:table-cell table:formula="of:=FIND(&quot; &quot;; [.A77])" office:value-type="float" office:value="5" calcext:value-type="float">
            <text:p>5</text:p>
          </table:table-cell>
          <table:table-cell table:formula="of:=LEFT([.A77]; 1)&amp;&quot;.&quot;&amp;MID([.A77];[.D77];LEN([.A77])-[.D77])" office:value-type="string" office:string-value="D. SMITH " calcext:value-type="string">
            <text:p>D. SMITH </text:p>
          </table:table-cell>
        </table:table-row>
        <table:table-row table:style-name="ro1">
          <table:table-cell office:value-type="string" calcext:value-type="string">
            <text:p><text:a xlink:href="https://www.letour.fr/en/rider/128/astana-pro-team/michael-valgren-andersen" xlink:type="simple">MICHAEL VALGREN ANDERSEN </text:a> 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a xlink:href="https://www.letour.fr/en/team/AST/astana-pro-team" xlink:type="simple">ASTANA PRO TEAM </text:a> </text:p>
          </table:table-cell>
          <table:table-cell table:formula="of:=FIND(&quot; &quot;; [.A78])" office:value-type="float" office:value="8" calcext:value-type="float">
            <text:p>8</text:p>
          </table:table-cell>
          <table:table-cell table:formula="of:=LEFT([.A78]; 1)&amp;&quot;.&quot;&amp;MID([.A78];[.D78];LEN([.A78])-[.D78])" office:value-type="string" office:string-value="M. VALGREN ANDERSEN " calcext:value-type="string">
            <text:p>M. VALGREN ANDERSEN </text:p>
          </table:table-cell>
        </table:table-row>
        <table:table-row table:style-name="ro1">
          <table:table-cell office:value-type="string" calcext:value-type="string">
            <text:p><text:a xlink:href="https://www.letour.fr/en/rider/47/team-fortuneo-samsic/laurent-pichon" xlink:type="simple">LAURENT PICHON </text:a>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s://www.letour.fr/en/team/FST/team-fortuneo-samsic" xlink:type="simple">TEAM FORTUNEO - SAMSIC </text:a> </text:p>
          </table:table-cell>
          <table:table-cell table:formula="of:=FIND(&quot; &quot;; [.A79])" office:value-type="float" office:value="8" calcext:value-type="float">
            <text:p>8</text:p>
          </table:table-cell>
          <table:table-cell table:formula="of:=LEFT([.A79]; 1)&amp;&quot;.&quot;&amp;MID([.A79];[.D79];LEN([.A79])-[.D79])" office:value-type="string" office:string-value="L. PICHON " calcext:value-type="string">
            <text:p>L. PICHON </text:p>
          </table:table-cell>
        </table:table-row>
        <table:table-row table:style-name="ro1">
          <table:table-cell office:value-type="string" calcext:value-type="string">
            <text:p><text:a xlink:href="https://www.letour.fr/en/rider/184/direct-energie/jerome-cousin" xlink:type="simple">JEROME COUSIN </text:a> 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a xlink:href="https://www.letour.fr/en/team/TDE/direct-energie" xlink:type="simple">DIRECT ENERGIE </text:a> </text:p>
          </table:table-cell>
          <table:table-cell table:formula="of:=FIND(&quot; &quot;; [.A80])" office:value-type="float" office:value="7" calcext:value-type="float">
            <text:p>7</text:p>
          </table:table-cell>
          <table:table-cell table:formula="of:=LEFT([.A80]; 1)&amp;&quot;.&quot;&amp;MID([.A80];[.D80];LEN([.A80])-[.D80])" office:value-type="string" office:string-value="J. COUSIN " calcext:value-type="string">
            <text:p>J. COUSIN </text:p>
          </table:table-cell>
        </table:table-row>
        <table:table-row table:style-name="ro1">
          <table:table-cell office:value-type="string" calcext:value-type="string">
            <text:p><text:a xlink:href="https://www.letour.fr/en/rider/207/cofidis-solutions-credits/julien-simon" xlink:type="simple">JULIEN SIMON </text:a> 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a xlink:href="https://www.letour.fr/en/team/COF/cofidis-solutions-credits" xlink:type="simple">COFIDIS, SOLUTIONS CREDITS </text:a> </text:p>
          </table:table-cell>
          <table:table-cell table:formula="of:=FIND(&quot; &quot;; [.A81])" office:value-type="float" office:value="7" calcext:value-type="float">
            <text:p>7</text:p>
          </table:table-cell>
          <table:table-cell table:formula="of:=LEFT([.A81]; 1)&amp;&quot;.&quot;&amp;MID([.A81];[.D81];LEN([.A81])-[.D81])" office:value-type="string" office:string-value="J. SIMON " calcext:value-type="string">
            <text:p>J. SIMON </text:p>
          </table:table-cell>
        </table:table-row>
        <table:table-row table:style-name="ro1">
          <table:table-cell office:value-type="string" calcext:value-type="string">
            <text:p><text:a xlink:href="https://www.letour.fr/en/rider/136/team-dimension-data/tom-jelte-slagter" xlink:type="simple">TOM-JELTE SLAGTER </text:a> 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a xlink:href="https://www.letour.fr/en/team/DDD/team-dimension-data" xlink:type="simple">TEAM DIMENSION DATA </text:a> </text:p>
          </table:table-cell>
          <table:table-cell table:formula="of:=FIND(&quot; &quot;; [.A82])" office:value-type="float" office:value="10" calcext:value-type="float">
            <text:p>10</text:p>
          </table:table-cell>
          <table:table-cell table:formula="of:=LEFT([.A82]; 1)&amp;&quot;.&quot;&amp;MID([.A82];[.D82];LEN([.A82])-[.D82])" office:value-type="string" office:string-value="T. SLAGTER " calcext:value-type="string">
            <text:p>T. SLAGTER </text:p>
          </table:table-cell>
        </table:table-row>
        <table:table-row table:style-name="ro1">
          <table:table-cell office:value-type="string" calcext:value-type="string">
            <text:p><text:a xlink:href="https://www.letour.fr/en/rider/12/team-ef-education-first-drapac-p-b-cannondale/simon-clarke" xlink:type="simple">SIMON CLARKE </text:a>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www.letour.fr/en/team/EFD/team-ef-education-first-drapac-p-b-cannondale" xlink:type="simple">TEAM EF EDUCATION FIRST - DRAPAC P/B CANNONDALE </text:a> </text:p>
          </table:table-cell>
          <table:table-cell table:formula="of:=FIND(&quot; &quot;; [.A83])" office:value-type="float" office:value="6" calcext:value-type="float">
            <text:p>6</text:p>
          </table:table-cell>
          <table:table-cell table:formula="of:=LEFT([.A83]; 1)&amp;&quot;.&quot;&amp;MID([.A83];[.D83];LEN([.A83])-[.D83])" office:value-type="string" office:string-value="S. CLARKE " calcext:value-type="string">
            <text:p>S. CLARKE </text:p>
          </table:table-cell>
        </table:table-row>
        <table:table-row table:style-name="ro1">
          <table:table-cell office:value-type="string" calcext:value-type="string">
            <text:p><text:a xlink:href="https://www.letour.fr/en/rider/214/wanty-groupe-gobert/marco-minnaard" xlink:type="simple">MARCO MINNAARD </text:a> 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<text:a xlink:href="https://www.letour.fr/en/team/WGG/wanty-groupe-gobert" xlink:type="simple">WANTY - GROUPE GOBERT </text:a> </text:p>
          </table:table-cell>
          <table:table-cell table:formula="of:=FIND(&quot; &quot;; [.A84])" office:value-type="float" office:value="6" calcext:value-type="float">
            <text:p>6</text:p>
          </table:table-cell>
          <table:table-cell table:formula="of:=LEFT([.A84]; 1)&amp;&quot;.&quot;&amp;MID([.A84];[.D84];LEN([.A84])-[.D84])" office:value-type="string" office:string-value="M. MINNAARD " calcext:value-type="string">
            <text:p>M. MINNAARD </text:p>
          </table:table-cell>
        </table:table-row>
        <table:table-row table:style-name="ro1">
          <table:table-cell office:value-type="string" calcext:value-type="string">
            <text:p><text:a xlink:href="https://www.letour.fr/en/rider/64/mitchelton-scott/mathew-hayman" xlink:type="simple">MATHEW HAYMAN </text:a>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s://www.letour.fr/en/team/MTS/mitchelton-scott" xlink:type="simple">MITCHELTON - SCOTT </text:a> </text:p>
          </table:table-cell>
          <table:table-cell table:formula="of:=FIND(&quot; &quot;; [.A85])" office:value-type="float" office:value="7" calcext:value-type="float">
            <text:p>7</text:p>
          </table:table-cell>
          <table:table-cell table:formula="of:=LEFT([.A85]; 1)&amp;&quot;.&quot;&amp;MID([.A85];[.D85];LEN([.A85])-[.D85])" office:value-type="string" office:string-value="M. HAYMAN " calcext:value-type="string">
            <text:p>M. HAYMAN </text:p>
          </table:table-cell>
        </table:table-row>
        <table:table-row table:style-name="ro1">
          <table:table-cell office:value-type="string" calcext:value-type="string">
            <text:p><text:a xlink:href="https://www.letour.fr/en/rider/106/quick-step-floors/yves-lampaert" xlink:type="simple">YVES LAMPAERT </text:a> 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a xlink:href="https://www.letour.fr/en/team/QST/quick-step-floors" xlink:type="simple">QUICK - STEP FLOORS </text:a> </text:p>
          </table:table-cell>
          <table:table-cell table:formula="of:=FIND(&quot; &quot;; [.A86])" office:value-type="float" office:value="5" calcext:value-type="float">
            <text:p>5</text:p>
          </table:table-cell>
          <table:table-cell table:formula="of:=LEFT([.A86]; 1)&amp;&quot;.&quot;&amp;MID([.A86];[.D86];LEN([.A86])-[.D86])" office:value-type="string" office:string-value="Y. LAMPAERT " calcext:value-type="string">
            <text:p>Y. LAMPAERT </text:p>
          </table:table-cell>
        </table:table-row>
        <table:table-row table:style-name="ro1">
          <table:table-cell office:value-type="string" calcext:value-type="string">
            <text:p><text:a xlink:href="https://www.letour.fr/en/rider/87/bmc-racing-team/greg-van-avermaet" xlink:type="simple">GREG VAN AVERMAET </text:a>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a xlink:href="https://www.letour.fr/en/team/BMC/bmc-racing-team" xlink:type="simple">BMC RACING TEAM </text:a> </text:p>
          </table:table-cell>
          <table:table-cell table:formula="of:=FIND(&quot; &quot;; [.A87])" office:value-type="float" office:value="5" calcext:value-type="float">
            <text:p>5</text:p>
          </table:table-cell>
          <table:table-cell table:formula="of:=LEFT([.A87]; 1)&amp;&quot;.&quot;&amp;MID([.A87];[.D87];LEN([.A87])-[.D87])" office:value-type="string" office:string-value="G. VAN AVERMAET " calcext:value-type="string">
            <text:p>G. VAN AVERMAET </text:p>
          </table:table-cell>
        </table:table-row>
        <table:table-row table:style-name="ro1">
          <table:table-cell office:value-type="string" calcext:value-type="string">
            <text:p><text:a xlink:href="https://www.letour.fr/en/rider/48/team-fortuneo-samsic/florian-vachon" xlink:type="simple">FLORIAN VACHON </text:a>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s://www.letour.fr/en/team/FST/team-fortuneo-samsic" xlink:type="simple">TEAM FORTUNEO - SAMSIC </text:a> </text:p>
          </table:table-cell>
          <table:table-cell table:formula="of:=FIND(&quot; &quot;; [.A88])" office:value-type="float" office:value="8" calcext:value-type="float">
            <text:p>8</text:p>
          </table:table-cell>
          <table:table-cell table:formula="of:=LEFT([.A88]; 1)&amp;&quot;.&quot;&amp;MID([.A88];[.D88];LEN([.A88])-[.D88])" office:value-type="string" office:string-value="F. VACHON " calcext:value-type="string">
            <text:p>F. VACHON </text:p>
          </table:table-cell>
        </table:table-row>
        <table:table-row table:style-name="ro1">
          <table:table-cell office:value-type="string" calcext:value-type="string">
            <text:p><text:a xlink:href="https://www.letour.fr/en/rider/93/uae-team-emirates/kristijan-urasek" xlink:type="simple">KRISTIJAN ÐURASEK </text:a>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a xlink:href="https://www.letour.fr/en/team/UAD/uae-team-emirates" xlink:type="simple">UAE TEAM EMIRATES </text:a> </text:p>
          </table:table-cell>
          <table:table-cell table:formula="of:=FIND(&quot; &quot;; [.A89])" office:value-type="float" office:value="10" calcext:value-type="float">
            <text:p>10</text:p>
          </table:table-cell>
          <table:table-cell table:formula="of:=LEFT([.A89]; 1)&amp;&quot;.&quot;&amp;MID([.A89];[.D89];LEN([.A89])-[.D89])" office:value-type="string" office:string-value="K. ÐURASEK " calcext:value-type="string">
            <text:p>K. ÐURASEK </text:p>
          </table:table-cell>
        </table:table-row>
        <table:table-row table:style-name="ro1">
          <table:table-cell office:value-type="string" calcext:value-type="string">
            <text:p><text:a xlink:href="https://www.letour.fr/en/rider/137/team-dimension-data/jay-robert-thomson" xlink:type="simple">JAY ROBERT THOMSON </text:a> 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a xlink:href="https://www.letour.fr/en/team/DDD/team-dimension-data" xlink:type="simple">TEAM DIMENSION DATA </text:a> </text:p>
          </table:table-cell>
          <table:table-cell table:formula="of:=FIND(&quot; &quot;; [.A90])" office:value-type="float" office:value="4" calcext:value-type="float">
            <text:p>4</text:p>
          </table:table-cell>
          <table:table-cell table:formula="of:=LEFT([.A90]; 1)&amp;&quot;.&quot;&amp;MID([.A90];[.D90];LEN([.A90])-[.D90])" office:value-type="string" office:string-value="J. ROBERT THOMSON " calcext:value-type="string">
            <text:p>J. ROBERT THOMSON </text:p>
          </table:table-cell>
        </table:table-row>
        <table:table-row table:style-name="ro1">
          <table:table-cell office:value-type="string" calcext:value-type="string">
            <text:p><text:a xlink:href="https://www.letour.fr/en/rider/145/team-katusha-alpecin/pavel-kochetkov" xlink:type="simple">PAVEL KOCHETKOV </text:a> 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a xlink:href="https://www.letour.fr/en/team/TKA/team-katusha-alpecin" xlink:type="simple">TEAM KATUSHA ALPECIN </text:a> </text:p>
          </table:table-cell>
          <table:table-cell table:formula="of:=FIND(&quot; &quot;; [.A91])" office:value-type="float" office:value="6" calcext:value-type="float">
            <text:p>6</text:p>
          </table:table-cell>
          <table:table-cell table:formula="of:=LEFT([.A91]; 1)&amp;&quot;.&quot;&amp;MID([.A91];[.D91];LEN([.A91])-[.D91])" office:value-type="string" office:string-value="P. KOCHETKOV " calcext:value-type="string">
            <text:p>P. KOCHETKOV </text:p>
          </table:table-cell>
        </table:table-row>
        <table:table-row table:style-name="ro1">
          <table:table-cell office:value-type="string" calcext:value-type="string">
            <text:p><text:a xlink:href="https://www.letour.fr/en/rider/72/movistar-team/andrey-amador" xlink:type="simple">ANDREY AMADOR </text:a> 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a xlink:href="https://www.letour.fr/en/team/MOV/movistar-team" xlink:type="simple">MOVISTAR TEAM </text:a> </text:p>
          </table:table-cell>
          <table:table-cell table:formula="of:=FIND(&quot; &quot;; [.A92])" office:value-type="float" office:value="7" calcext:value-type="float">
            <text:p>7</text:p>
          </table:table-cell>
          <table:table-cell table:formula="of:=LEFT([.A92]; 1)&amp;&quot;.&quot;&amp;MID([.A92];[.D92];LEN([.A92])-[.D92])" office:value-type="string" office:string-value="A. AMADOR " calcext:value-type="string">
            <text:p>A. AMADOR </text:p>
          </table:table-cell>
        </table:table-row>
        <table:table-row table:style-name="ro1">
          <table:table-cell office:value-type="string" calcext:value-type="string">
            <text:p><text:a xlink:href="https://www.letour.fr/en/rider/67/mitchelton-scott/daryl-impey" xlink:type="simple">DARYL IMPEY </text:a>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s://www.letour.fr/en/team/MTS/mitchelton-scott" xlink:type="simple">MITCHELTON - SCOTT </text:a> </text:p>
          </table:table-cell>
          <table:table-cell table:formula="of:=FIND(&quot; &quot;; [.A93])" office:value-type="float" office:value="6" calcext:value-type="float">
            <text:p>6</text:p>
          </table:table-cell>
          <table:table-cell table:formula="of:=LEFT([.A93]; 1)&amp;&quot;.&quot;&amp;MID([.A93];[.D93];LEN([.A93])-[.D93])" office:value-type="string" office:string-value="D. IMPEY " calcext:value-type="string">
            <text:p>D. IMPEY </text:p>
          </table:table-cell>
        </table:table-row>
        <table:table-row table:style-name="ro1">
          <table:table-cell office:value-type="string" calcext:value-type="string">
            <text:p><text:a xlink:href="https://www.letour.fr/en/rider/194/trek-segafredo/john-degenkolb" xlink:type="simple">JOHN DEGENKOLB </text:a>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a xlink:href="https://www.letour.fr/en/team/TFS/trek-segafredo" xlink:type="simple">TREK - SEGAFREDO </text:a> </text:p>
          </table:table-cell>
          <table:table-cell table:formula="of:=FIND(&quot; &quot;; [.A94])" office:value-type="float" office:value="5" calcext:value-type="float">
            <text:p>5</text:p>
          </table:table-cell>
          <table:table-cell table:formula="of:=LEFT([.A94]; 1)&amp;&quot;.&quot;&amp;MID([.A94];[.D94];LEN([.A94])-[.D94])" office:value-type="string" office:string-value="J. DEGENKOLB " calcext:value-type="string">
            <text:p>J. DEGENKOLB </text:p>
          </table:table-cell>
        </table:table-row>
        <table:table-row table:style-name="ro1">
          <table:table-cell office:value-type="string" calcext:value-type="string">
            <text:p><text:a xlink:href="https://www.letour.fr/en/rider/17/team-ef-education-first-drapac-p-b-cannondale/tom-scully" xlink:type="simple">TOM SCULLY </text:a>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www.letour.fr/en/team/EFD/team-ef-education-first-drapac-p-b-cannondale" xlink:type="simple">TEAM EF EDUCATION FIRST - DRAPAC P/B CANNONDALE </text:a> </text:p>
          </table:table-cell>
          <table:table-cell table:formula="of:=FIND(&quot; &quot;; [.A95])" office:value-type="float" office:value="4" calcext:value-type="float">
            <text:p>4</text:p>
          </table:table-cell>
          <table:table-cell table:formula="of:=LEFT([.A95]; 1)&amp;&quot;.&quot;&amp;MID([.A95];[.D95];LEN([.A95])-[.D95])" office:value-type="string" office:string-value="T. SCULLY " calcext:value-type="string">
            <text:p>T. SCULLY </text:p>
          </table:table-cell>
        </table:table-row>
        <table:table-row table:style-name="ro1">
          <table:table-cell office:value-type="string" calcext:value-type="string">
            <text:p><text:a xlink:href="https://www.letour.fr/en/rider/165/team-lotto-nl-jumbo/paul-martens" xlink:type="simple">PAUL MARTENS </text:a> 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a xlink:href="https://www.letour.fr/en/team/TLJ/team-lotto-nl-jumbo" xlink:type="simple">TEAM LOTTO NL - JUMBO </text:a> </text:p>
          </table:table-cell>
          <table:table-cell table:formula="of:=FIND(&quot; &quot;; [.A96])" office:value-type="float" office:value="5" calcext:value-type="float">
            <text:p>5</text:p>
          </table:table-cell>
          <table:table-cell table:formula="of:=LEFT([.A96]; 1)&amp;&quot;.&quot;&amp;MID([.A96];[.D96];LEN([.A96])-[.D96])" office:value-type="string" office:string-value="P. MARTENS " calcext:value-type="string">
            <text:p>P. MARTENS </text:p>
          </table:table-cell>
        </table:table-row>
        <table:table-row table:style-name="ro1">
          <table:table-cell office:value-type="string" calcext:value-type="string">
            <text:p><text:a xlink:href="https://www.letour.fr/en/rider/45/team-fortuneo-samsic/kevin-ledanois" xlink:type="simple">KEVIN LEDANOIS </text:a>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www.letour.fr/en/team/FST/team-fortuneo-samsic" xlink:type="simple">TEAM FORTUNEO - SAMSIC </text:a> </text:p>
          </table:table-cell>
          <table:table-cell table:formula="of:=FIND(&quot; &quot;; [.A97])" office:value-type="float" office:value="6" calcext:value-type="float">
            <text:p>6</text:p>
          </table:table-cell>
          <table:table-cell table:formula="of:=LEFT([.A97]; 1)&amp;&quot;.&quot;&amp;MID([.A97];[.D97];LEN([.A97])-[.D97])" office:value-type="string" office:string-value="K. LEDANOIS " calcext:value-type="string">
            <text:p>K. LEDANOIS </text:p>
          </table:table-cell>
        </table:table-row>
        <table:table-row table:style-name="ro1">
          <table:table-cell office:value-type="string" calcext:value-type="string">
            <text:p><text:a xlink:href="https://www.letour.fr/en/rider/27/ag2r-la-mondiale/oliver-naesen" xlink:type="simple">OLIVER NAESEN </text:a>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www.letour.fr/en/team/ALM/ag2r-la-mondiale" xlink:type="simple">AG2R LA MONDIALE </text:a> </text:p>
          </table:table-cell>
          <table:table-cell table:formula="of:=FIND(&quot; &quot;; [.A98])" office:value-type="float" office:value="7" calcext:value-type="float">
            <text:p>7</text:p>
          </table:table-cell>
          <table:table-cell table:formula="of:=LEFT([.A98]; 1)&amp;&quot;.&quot;&amp;MID([.A98];[.D98];LEN([.A98])-[.D98])" office:value-type="string" office:string-value="O. NAESEN " calcext:value-type="string">
            <text:p>O. NAESEN </text:p>
          </table:table-cell>
        </table:table-row>
        <table:table-row table:style-name="ro1">
          <table:table-cell office:value-type="string" calcext:value-type="string">
            <text:p><text:a xlink:href="https://www.letour.fr/en/rider/56/bahrain-merida/kristijan-koren" xlink:type="simple">KRISTIJAN KOREN </text:a>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s://www.letour.fr/en/team/TBM/bahrain-merida" xlink:type="simple">BAHRAIN - MERIDA </text:a> </text:p>
          </table:table-cell>
          <table:table-cell table:formula="of:=FIND(&quot; &quot;; [.A99])" office:value-type="float" office:value="10" calcext:value-type="float">
            <text:p>10</text:p>
          </table:table-cell>
          <table:table-cell table:formula="of:=LEFT([.A99]; 1)&amp;&quot;.&quot;&amp;MID([.A99];[.D99];LEN([.A99])-[.D99])" office:value-type="string" office:string-value="K. KOREN " calcext:value-type="string">
            <text:p>K. KOREN </text:p>
          </table:table-cell>
        </table:table-row>
        <table:table-row table:style-name="ro1">
          <table:table-cell office:value-type="string" calcext:value-type="string">
            <text:p><text:a xlink:href="https://www.letour.fr/en/rider/84/bmc-racing-team/simon-gerrans" xlink:type="simple">SIMON GERRANS </text:a>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a xlink:href="https://www.letour.fr/en/team/BMC/bmc-racing-team" xlink:type="simple">BMC RACING TEAM </text:a> </text:p>
          </table:table-cell>
          <table:table-cell table:formula="of:=FIND(&quot; &quot;; [.A100])" office:value-type="float" office:value="6" calcext:value-type="float">
            <text:p>6</text:p>
          </table:table-cell>
          <table:table-cell table:formula="of:=LEFT([.A100]; 1)&amp;&quot;.&quot;&amp;MID([.A100];[.D100];LEN([.A100])-[.D100])" office:value-type="string" office:string-value="S. GERRANS " calcext:value-type="string">
            <text:p>S. GERRANS </text:p>
          </table:table-cell>
        </table:table-row>
        <table:table-row table:style-name="ro1">
          <table:table-cell office:value-type="string" calcext:value-type="string">
            <text:p><text:a xlink:href="https://www.letour.fr/en/rider/218/wanty-groupe-gobert/guillaume-van-keirsbulck" xlink:type="simple">GUILLAUME VAN KEIRSBULCK </text:a> 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<text:a xlink:href="https://www.letour.fr/en/team/WGG/wanty-groupe-gobert" xlink:type="simple">WANTY - GROUPE GOBERT </text:a> </text:p>
          </table:table-cell>
          <table:table-cell table:formula="of:=FIND(&quot; &quot;; [.A101])" office:value-type="float" office:value="10" calcext:value-type="float">
            <text:p>10</text:p>
          </table:table-cell>
          <table:table-cell table:formula="of:=LEFT([.A101]; 1)&amp;&quot;.&quot;&amp;MID([.A101];[.D101];LEN([.A101])-[.D101])" office:value-type="string" office:string-value="G. VAN KEIRSBULCK " calcext:value-type="string">
            <text:p>G. VAN KEIRSBULCK </text:p>
          </table:table-cell>
        </table:table-row>
        <table:table-row table:style-name="ro1">
          <table:table-cell office:value-type="string" calcext:value-type="string">
            <text:p><text:a xlink:href="https://www.letour.fr/en/rider/52/bahrain-merida/sonny-colbrelli" xlink:type="simple">SONNY COLBRELLI </text:a> 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s://www.letour.fr/en/team/TBM/bahrain-merida" xlink:type="simple">BAHRAIN - MERIDA </text:a> </text:p>
          </table:table-cell>
          <table:table-cell table:formula="of:=FIND(&quot; &quot;; [.A102])" office:value-type="float" office:value="6" calcext:value-type="float">
            <text:p>6</text:p>
          </table:table-cell>
          <table:table-cell table:formula="of:=LEFT([.A102]; 1)&amp;&quot;.&quot;&amp;MID([.A102];[.D102];LEN([.A102])-[.D102])" office:value-type="string" office:string-value="S. COLBRELLI " calcext:value-type="string">
            <text:p>S. COLBRELLI </text:p>
          </table:table-cell>
        </table:table-row>
        <table:table-row table:style-name="ro1">
          <table:table-cell office:value-type="string" calcext:value-type="string">
            <text:p><text:a xlink:href="https://www.letour.fr/en/rider/117/bora-hansgrohe/pawel-poljanski" xlink:type="simple">PAWEL POLJANSKI </text:a> 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a xlink:href="https://www.letour.fr/en/team/BOH/bora-hansgrohe" xlink:type="simple">BORA - HANSGROHE </text:a> </text:p>
          </table:table-cell>
          <table:table-cell table:formula="of:=FIND(&quot; &quot;; [.A103])" office:value-type="float" office:value="6" calcext:value-type="float">
            <text:p>6</text:p>
          </table:table-cell>
          <table:table-cell table:formula="of:=LEFT([.A103]; 1)&amp;&quot;.&quot;&amp;MID([.A103];[.D103];LEN([.A103])-[.D103])" office:value-type="string" office:string-value="P. POLJANSKI " calcext:value-type="string">
            <text:p>P. POLJANSKI </text:p>
          </table:table-cell>
        </table:table-row>
        <table:table-row table:style-name="ro1">
          <table:table-cell office:value-type="string" calcext:value-type="string">
            <text:p><text:a xlink:href="https://www.letour.fr/en/rider/43/team-fortuneo-samsic/elie-gesbert" xlink:type="simple">ELIE GESBERT </text:a>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www.letour.fr/en/team/FST/team-fortuneo-samsic" xlink:type="simple">TEAM FORTUNEO - SAMSIC </text:a> </text:p>
          </table:table-cell>
          <table:table-cell table:formula="of:=FIND(&quot; &quot;; [.A104])" office:value-type="float" office:value="5" calcext:value-type="float">
            <text:p>5</text:p>
          </table:table-cell>
          <table:table-cell table:formula="of:=LEFT([.A104]; 1)&amp;&quot;.&quot;&amp;MID([.A104];[.D104];LEN([.A104])-[.D104])" office:value-type="string" office:string-value="E. GESBERT " calcext:value-type="string">
            <text:p>E. GESBERT </text:p>
          </table:table-cell>
        </table:table-row>
        <table:table-row table:style-name="ro1">
          <table:table-cell office:value-type="string" calcext:value-type="string">
            <text:p><text:a xlink:href="https://www.letour.fr/en/rider/116/bora-hansgrohe/daniel-oss" xlink:type="simple">DANIEL OSS </text:a> 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a xlink:href="https://www.letour.fr/en/team/BOH/bora-hansgrohe" xlink:type="simple">BORA - HANSGROHE </text:a> </text:p>
          </table:table-cell>
          <table:table-cell table:formula="of:=FIND(&quot; &quot;; [.A105])" office:value-type="float" office:value="7" calcext:value-type="float">
            <text:p>7</text:p>
          </table:table-cell>
          <table:table-cell table:formula="of:=LEFT([.A105]; 1)&amp;&quot;.&quot;&amp;MID([.A105];[.D105];LEN([.A105])-[.D105])" office:value-type="string" office:string-value="D. OSS " calcext:value-type="string">
            <text:p>D. OSS </text:p>
          </table:table-cell>
        </table:table-row>
        <table:table-row table:style-name="ro1">
          <table:table-cell office:value-type="string" calcext:value-type="string">
            <text:p><text:a xlink:href="https://www.letour.fr/en/rider/53/bahrain-merida/heinrich-haussler" xlink:type="simple">HEINRICH HAUSSLER </text:a>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s://www.letour.fr/en/team/TBM/bahrain-merida" xlink:type="simple">BAHRAIN - MERIDA </text:a> </text:p>
          </table:table-cell>
          <table:table-cell table:formula="of:=FIND(&quot; &quot;; [.A106])" office:value-type="float" office:value="9" calcext:value-type="float">
            <text:p>9</text:p>
          </table:table-cell>
          <table:table-cell table:formula="of:=LEFT([.A106]; 1)&amp;&quot;.&quot;&amp;MID([.A106];[.D106];LEN([.A106])-[.D106])" office:value-type="string" office:string-value="H. HAUSSLER " calcext:value-type="string">
            <text:p>H. HAUSSLER </text:p>
          </table:table-cell>
        </table:table-row>
        <table:table-row table:style-name="ro1">
          <table:table-cell office:value-type="string" calcext:value-type="string">
            <text:p><text:a xlink:href="https://www.letour.fr/en/rider/92/uae-team-emirates/jhon-darwin-atapuma-hurtado" xlink:type="simple">JHON DARWIN ATAPUMA HURTADO </text:a>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a xlink:href="https://www.letour.fr/en/team/UAD/uae-team-emirates" xlink:type="simple">UAE TEAM EMIRATES </text:a> </text:p>
          </table:table-cell>
          <table:table-cell table:formula="of:=FIND(&quot; &quot;; [.A107])" office:value-type="float" office:value="5" calcext:value-type="float">
            <text:p>5</text:p>
          </table:table-cell>
          <table:table-cell table:formula="of:=LEFT([.A107]; 1)&amp;&quot;.&quot;&amp;MID([.A107];[.D107];LEN([.A107])-[.D107])" office:value-type="string" office:string-value="J. DARWIN ATAPUMA HURTADO " calcext:value-type="string">
            <text:p>J. DARWIN ATAPUMA HURTADO </text:p>
          </table:table-cell>
        </table:table-row>
        <table:table-row table:style-name="ro1">
          <table:table-cell office:value-type="string" calcext:value-type="string">
            <text:p><text:a xlink:href="https://www.letour.fr/en/rider/208/cofidis-solutions-credits/anthony-turgis" xlink:type="simple">ANTHONY TURGIS </text:a> 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a xlink:href="https://www.letour.fr/en/team/COF/cofidis-solutions-credits" xlink:type="simple">COFIDIS, SOLUTIONS CREDITS </text:a> </text:p>
          </table:table-cell>
          <table:table-cell table:formula="of:=FIND(&quot; &quot;; [.A108])" office:value-type="float" office:value="8" calcext:value-type="float">
            <text:p>8</text:p>
          </table:table-cell>
          <table:table-cell table:formula="of:=LEFT([.A108]; 1)&amp;&quot;.&quot;&amp;MID([.A108];[.D108];LEN([.A108])-[.D108])" office:value-type="string" office:string-value="A. TURGIS " calcext:value-type="string">
            <text:p>A. TURGIS </text:p>
          </table:table-cell>
        </table:table-row>
        <table:table-row table:style-name="ro1">
          <table:table-cell office:value-type="string" calcext:value-type="string">
            <text:p><text:a xlink:href="https://www.letour.fr/en/rider/126/astana-pro-team/magnus-cort-nielsen" xlink:type="simple">MAGNUS CORT NIELSEN </text:a> 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a xlink:href="https://www.letour.fr/en/team/AST/astana-pro-team" xlink:type="simple">ASTANA PRO TEAM </text:a> </text:p>
          </table:table-cell>
          <table:table-cell table:formula="of:=FIND(&quot; &quot;; [.A109])" office:value-type="float" office:value="7" calcext:value-type="float">
            <text:p>7</text:p>
          </table:table-cell>
          <table:table-cell table:formula="of:=LEFT([.A109]; 1)&amp;&quot;.&quot;&amp;MID([.A109];[.D109];LEN([.A109])-[.D109])" office:value-type="string" office:string-value="M. CORT NIELSEN " calcext:value-type="string">
            <text:p>M. CORT NIELSEN </text:p>
          </table:table-cell>
        </table:table-row>
        <table:table-row table:style-name="ro1">
          <table:table-cell office:value-type="string" calcext:value-type="string">
            <text:p><text:a xlink:href="https://www.letour.fr/en/rider/132/team-dimension-data/edvald-boasson-hagen" xlink:type="simple">EDVALD BOASSON HAGEN </text:a> 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a xlink:href="https://www.letour.fr/en/team/DDD/team-dimension-data" xlink:type="simple">TEAM DIMENSION DATA </text:a> </text:p>
          </table:table-cell>
          <table:table-cell table:formula="of:=FIND(&quot; &quot;; [.A110])" office:value-type="float" office:value="7" calcext:value-type="float">
            <text:p>7</text:p>
          </table:table-cell>
          <table:table-cell table:formula="of:=LEFT([.A110]; 1)&amp;&quot;.&quot;&amp;MID([.A110];[.D110];LEN([.A110])-[.D110])" office:value-type="string" office:string-value="E. BOASSON HAGEN " calcext:value-type="string">
            <text:p>E. BOASSON HAGEN </text:p>
          </table:table-cell>
        </table:table-row>
        <table:table-row table:style-name="ro1">
          <table:table-cell office:value-type="string" calcext:value-type="string">
            <text:p><text:a xlink:href="https://www.letour.fr/en/rider/191/trek-segafredo/bauke-mollema" xlink:type="simple">BAUKE MOLLEMA </text:a> 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a xlink:href="https://www.letour.fr/en/team/TFS/trek-segafredo" xlink:type="simple">TREK - SEGAFREDO </text:a> </text:p>
          </table:table-cell>
          <table:table-cell table:formula="of:=FIND(&quot; &quot;; [.A111])" office:value-type="float" office:value="6" calcext:value-type="float">
            <text:p>6</text:p>
          </table:table-cell>
          <table:table-cell table:formula="of:=LEFT([.A111]; 1)&amp;&quot;.&quot;&amp;MID([.A111];[.D111];LEN([.A111])-[.D111])" office:value-type="string" office:string-value="B. MOLLEMA " calcext:value-type="string">
            <text:p>B. MOLLEMA </text:p>
          </table:table-cell>
        </table:table-row>
        <table:table-row table:style-name="ro2">
          <table:table-cell office:value-type="string" calcext:value-type="string">
            <text:p><text:a xlink:href="https://www.letour.fr/en/rider/7/team-sky/luke-rowe" xlink:type="simple">LUKE ROWE </text:a>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letour.fr/en/team/SKY/team-sky" xlink:type="simple">TEAM SKY </text:a> </text:p>
          </table:table-cell>
          <table:table-cell table:formula="of:=FIND(&quot; &quot;; [.A112])" office:value-type="float" office:value="5" calcext:value-type="float">
            <text:p>5</text:p>
          </table:table-cell>
          <table:table-cell table:formula="of:=LEFT([.A112]; 1)&amp;&quot;.&quot;&amp;MID([.A112];[.D112];LEN([.A112])-[.D112])" office:value-type="string" office:string-value="L. ROWE " calcext:value-type="string">
            <text:p>L. ROWE </text:p>
          </table:table-cell>
        </table:table-row>
        <table:table-row table:style-name="ro1">
          <table:table-cell office:value-type="string" calcext:value-type="string">
            <text:p><text:a xlink:href="https://www.letour.fr/en/rider/167/team-lotto-nl-jumbo/timo-roosen" xlink:type="simple">TIMO ROOSEN </text:a> 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a xlink:href="https://www.letour.fr/en/team/TLJ/team-lotto-nl-jumbo" xlink:type="simple">TEAM LOTTO NL - JUMBO </text:a> </text:p>
          </table:table-cell>
          <table:table-cell table:formula="of:=FIND(&quot; &quot;; [.A113])" office:value-type="float" office:value="5" calcext:value-type="float">
            <text:p>5</text:p>
          </table:table-cell>
          <table:table-cell table:formula="of:=LEFT([.A113]; 1)&amp;&quot;.&quot;&amp;MID([.A113];[.D113];LEN([.A113])-[.D113])" office:value-type="string" office:string-value="T. ROOSEN " calcext:value-type="string">
            <text:p>T. ROOSEN </text:p>
          </table:table-cell>
        </table:table-row>
        <table:table-row table:style-name="ro1">
          <table:table-cell office:value-type="string" calcext:value-type="string">
            <text:p><text:a xlink:href="https://www.letour.fr/en/rider/186/direct-energie/fabien-grellier" xlink:type="simple">FABIEN GRELLIER </text:a> 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a xlink:href="https://www.letour.fr/en/team/TDE/direct-energie" xlink:type="simple">DIRECT ENERGIE </text:a> </text:p>
          </table:table-cell>
          <table:table-cell table:formula="of:=FIND(&quot; &quot;; [.A114])" office:value-type="float" office:value="7" calcext:value-type="float">
            <text:p>7</text:p>
          </table:table-cell>
          <table:table-cell table:formula="of:=LEFT([.A114]; 1)&amp;&quot;.&quot;&amp;MID([.A114];[.D114];LEN([.A114])-[.D114])" office:value-type="string" office:string-value="F. GRELLIER " calcext:value-type="string">
            <text:p>F. GRELLIER </text:p>
          </table:table-cell>
        </table:table-row>
        <table:table-row table:style-name="ro1">
          <table:table-cell office:value-type="string" calcext:value-type="string">
            <text:p><text:a xlink:href="https://www.letour.fr/en/rider/44/team-fortuneo-samsic/romain-hardy" xlink:type="simple">ROMAIN HARDY </text:a>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www.letour.fr/en/team/FST/team-fortuneo-samsic" xlink:type="simple">TEAM FORTUNEO - SAMSIC </text:a> </text:p>
          </table:table-cell>
          <table:table-cell table:formula="of:=FIND(&quot; &quot;; [.A115])" office:value-type="float" office:value="7" calcext:value-type="float">
            <text:p>7</text:p>
          </table:table-cell>
          <table:table-cell table:formula="of:=LEFT([.A115]; 1)&amp;&quot;.&quot;&amp;MID([.A115];[.D115];LEN([.A115])-[.D115])" office:value-type="string" office:string-value="R. HARDY " calcext:value-type="string">
            <text:p>R. HARDY </text:p>
          </table:table-cell>
        </table:table-row>
        <table:table-row table:style-name="ro1">
          <table:table-cell office:value-type="string" calcext:value-type="string">
            <text:p><text:a xlink:href="https://www.letour.fr/en/rider/62/mitchelton-scott/jack-bauer" xlink:type="simple">JACK BAUER </text:a> 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s://www.letour.fr/en/team/MTS/mitchelton-scott" xlink:type="simple">MITCHELTON - SCOTT </text:a> </text:p>
          </table:table-cell>
          <table:table-cell table:formula="of:=FIND(&quot; &quot;; [.A116])" office:value-type="float" office:value="5" calcext:value-type="float">
            <text:p>5</text:p>
          </table:table-cell>
          <table:table-cell table:formula="of:=LEFT([.A116]; 1)&amp;&quot;.&quot;&amp;MID([.A116];[.D116];LEN([.A116])-[.D116])" office:value-type="string" office:string-value="J. BAUER " calcext:value-type="string">
            <text:p>J. BAUER </text:p>
          </table:table-cell>
        </table:table-row>
        <table:table-row table:style-name="ro1">
          <table:table-cell office:value-type="string" calcext:value-type="string">
            <text:p><text:a xlink:href="https://www.letour.fr/en/rider/46/team-fortuneo-samsic/amael-moinard" xlink:type="simple">AMAEL MOINARD </text:a>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www.letour.fr/en/team/FST/team-fortuneo-samsic" xlink:type="simple">TEAM FORTUNEO - SAMSIC </text:a> </text:p>
          </table:table-cell>
          <table:table-cell table:formula="of:=FIND(&quot; &quot;; [.A117])" office:value-type="float" office:value="6" calcext:value-type="float">
            <text:p>6</text:p>
          </table:table-cell>
          <table:table-cell table:formula="of:=LEFT([.A117]; 1)&amp;&quot;.&quot;&amp;MID([.A117];[.D117];LEN([.A117])-[.D117])" office:value-type="string" office:string-value="A. MOINARD " calcext:value-type="string">
            <text:p>A. MOINARD </text:p>
          </table:table-cell>
        </table:table-row>
        <table:table-row table:style-name="ro1">
          <table:table-cell office:value-type="string" calcext:value-type="string">
            <text:p><text:a xlink:href="https://www.letour.fr/en/rider/213/wanty-groupe-gobert/timothy-dupont" xlink:type="simple">TIMOTHY DUPONT </text:a> 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a xlink:href="https://www.letour.fr/en/team/WGG/wanty-groupe-gobert" xlink:type="simple">WANTY - GROUPE GOBERT </text:a> </text:p>
          </table:table-cell>
          <table:table-cell table:formula="of:=FIND(&quot; &quot;; [.A118])" office:value-type="float" office:value="8" calcext:value-type="float">
            <text:p>8</text:p>
          </table:table-cell>
          <table:table-cell table:formula="of:=LEFT([.A118]; 1)&amp;&quot;.&quot;&amp;MID([.A118];[.D118];LEN([.A118])-[.D118])" office:value-type="string" office:string-value="T. DUPONT " calcext:value-type="string">
            <text:p>T. DUPONT </text:p>
          </table:table-cell>
        </table:table-row>
        <table:table-row table:style-name="ro1">
          <table:table-cell office:value-type="string" calcext:value-type="string">
            <text:p><text:a xlink:href="https://www.letour.fr/en/rider/142/team-katusha-alpecin/ian-boswell" xlink:type="simple">IAN BOSWELL </text:a> 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a xlink:href="https://www.letour.fr/en/team/TKA/team-katusha-alpecin" xlink:type="simple">TEAM KATUSHA ALPECIN </text:a> </text:p>
          </table:table-cell>
          <table:table-cell table:formula="of:=FIND(&quot; &quot;; [.A119])" office:value-type="float" office:value="4" calcext:value-type="float">
            <text:p>4</text:p>
          </table:table-cell>
          <table:table-cell table:formula="of:=LEFT([.A119]; 1)&amp;&quot;.&quot;&amp;MID([.A119];[.D119];LEN([.A119])-[.D119])" office:value-type="string" office:string-value="I. BOSWELL " calcext:value-type="string">
            <text:p>I. BOSWELL </text:p>
          </table:table-cell>
        </table:table-row>
        <table:table-row table:style-name="ro1">
          <table:table-cell office:value-type="string" calcext:value-type="string">
            <text:p><text:a xlink:href="https://www.letour.fr/en/rider/133/team-dimension-data/reinardt-janse-van-rensburg" xlink:type="simple">REINARDT JANSE VAN RENSBURG </text:a> 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a xlink:href="https://www.letour.fr/en/team/DDD/team-dimension-data" xlink:type="simple">TEAM DIMENSION DATA </text:a> </text:p>
          </table:table-cell>
          <table:table-cell table:formula="of:=FIND(&quot; &quot;; [.A120])" office:value-type="float" office:value="9" calcext:value-type="float">
            <text:p>9</text:p>
          </table:table-cell>
          <table:table-cell table:formula="of:=LEFT([.A120]; 1)&amp;&quot;.&quot;&amp;MID([.A120];[.D120];LEN([.A120])-[.D120])" office:value-type="string" office:string-value="R. JANSE VAN RENSBURG " calcext:value-type="string">
            <text:p>R. JANSE VAN RENSBURG </text:p>
          </table:table-cell>
        </table:table-row>
        <table:table-row table:style-name="ro1">
          <table:table-cell office:value-type="string" calcext:value-type="string">
            <text:p><text:a xlink:href="https://www.letour.fr/en/rider/215/wanty-groupe-gobert/yoann-offredo" xlink:type="simple">YOANN OFFREDO </text:a> 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s://www.letour.fr/en/team/WGG/wanty-groupe-gobert" xlink:type="simple">WANTY - GROUPE GOBERT </text:a> </text:p>
          </table:table-cell>
          <table:table-cell table:formula="of:=FIND(&quot; &quot;; [.A121])" office:value-type="float" office:value="6" calcext:value-type="float">
            <text:p>6</text:p>
          </table:table-cell>
          <table:table-cell table:formula="of:=LEFT([.A121]; 1)&amp;&quot;.&quot;&amp;MID([.A121];[.D121];LEN([.A121])-[.D121])" office:value-type="string" office:string-value="Y. OFFREDO " calcext:value-type="string">
            <text:p>Y. OFFREDO </text:p>
          </table:table-cell>
        </table:table-row>
        <table:table-row table:style-name="ro1">
          <table:table-cell office:value-type="string" calcext:value-type="string">
            <text:p><text:a xlink:href="https://www.letour.fr/en/rider/201/cofidis-solutions-credits/christophe-laporte" xlink:type="simple">CHRISTOPHE LAPORTE </text:a> 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<text:a xlink:href="https://www.letour.fr/en/team/COF/cofidis-solutions-credits" xlink:type="simple">COFIDIS, SOLUTIONS CREDITS </text:a> </text:p>
          </table:table-cell>
          <table:table-cell table:formula="of:=FIND(&quot; &quot;; [.A122])" office:value-type="float" office:value="11" calcext:value-type="float">
            <text:p>11</text:p>
          </table:table-cell>
          <table:table-cell table:formula="of:=LEFT([.A122]; 1)&amp;&quot;.&quot;&amp;MID([.A122];[.D122];LEN([.A122])-[.D122])" office:value-type="string" office:string-value="C. LAPORTE " calcext:value-type="string">
            <text:p>C. LAPORTE </text:p>
          </table:table-cell>
        </table:table-row>
        <table:table-row table:style-name="ro1">
          <table:table-cell office:value-type="string" calcext:value-type="string">
            <text:p><text:a xlink:href="https://www.letour.fr/en/rider/182/direct-energie/thomas-boudat" xlink:type="simple">THOMAS BOUDAT </text:a> 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a xlink:href="https://www.letour.fr/en/team/TDE/direct-energie" xlink:type="simple">DIRECT ENERGIE </text:a> </text:p>
          </table:table-cell>
          <table:table-cell table:formula="of:=FIND(&quot; &quot;; [.A123])" office:value-type="float" office:value="7" calcext:value-type="float">
            <text:p>7</text:p>
          </table:table-cell>
          <table:table-cell table:formula="of:=LEFT([.A123]; 1)&amp;&quot;.&quot;&amp;MID([.A123];[.D123];LEN([.A123])-[.D123])" office:value-type="string" office:string-value="T. BOUDAT " calcext:value-type="string">
            <text:p>T. BOUDAT </text:p>
          </table:table-cell>
        </table:table-row>
        <table:table-row table:style-name="ro1">
          <table:table-cell office:value-type="string" calcext:value-type="string">
            <text:p><text:a xlink:href="https://www.letour.fr/en/rider/154/groupama-fdj/olivier-le-gac" xlink:type="simple">OLIVIER LE GAC </text:a>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a xlink:href="https://www.letour.fr/en/team/GFC/groupama-fdj" xlink:type="simple">GROUPAMA - FDJ </text:a> </text:p>
          </table:table-cell>
          <table:table-cell table:formula="of:=FIND(&quot; &quot;; [.A124])" office:value-type="float" office:value="8" calcext:value-type="float">
            <text:p>8</text:p>
          </table:table-cell>
          <table:table-cell table:formula="of:=LEFT([.A124]; 1)&amp;&quot;.&quot;&amp;MID([.A124];[.D124];LEN([.A124])-[.D124])" office:value-type="string" office:string-value="O. LE GAC " calcext:value-type="string">
            <text:p>O. LE GAC </text:p>
          </table:table-cell>
        </table:table-row>
        <table:table-row table:style-name="ro1">
          <table:table-cell office:value-type="string" calcext:value-type="string">
            <text:p><text:a xlink:href="https://www.letour.fr/en/rider/107/quick-step-floors/maximiliano-ariel-richeze" xlink:type="simple">MAXIMILIANO ARIEL RICHEZE </text:a> 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a xlink:href="https://www.letour.fr/en/team/QST/quick-step-floors" xlink:type="simple">QUICK - STEP FLOORS </text:a> </text:p>
          </table:table-cell>
          <table:table-cell table:formula="of:=FIND(&quot; &quot;; [.A125])" office:value-type="float" office:value="12" calcext:value-type="float">
            <text:p>12</text:p>
          </table:table-cell>
          <table:table-cell table:formula="of:=LEFT([.A125]; 1)&amp;&quot;.&quot;&amp;MID([.A125];[.D125];LEN([.A125])-[.D125])" office:value-type="string" office:string-value="M. ARIEL RICHEZE " calcext:value-type="string">
            <text:p>M. ARIEL RICHEZE </text:p>
          </table:table-cell>
        </table:table-row>
        <table:table-row table:style-name="ro1">
          <table:table-cell office:value-type="string" calcext:value-type="string">
            <text:p><text:a xlink:href="https://www.letour.fr/en/rider/195/trek-segafredo/michael-gogl" xlink:type="simple">MICHAEL GOGL </text:a> 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a xlink:href="https://www.letour.fr/en/team/TFS/trek-segafredo" xlink:type="simple">TREK - SEGAFREDO </text:a> </text:p>
          </table:table-cell>
          <table:table-cell table:formula="of:=FIND(&quot; &quot;; [.A126])" office:value-type="float" office:value="8" calcext:value-type="float">
            <text:p>8</text:p>
          </table:table-cell>
          <table:table-cell table:formula="of:=LEFT([.A126]; 1)&amp;&quot;.&quot;&amp;MID([.A126];[.D126];LEN([.A126])-[.D126])" office:value-type="string" office:string-value="M. GOGL " calcext:value-type="string">
            <text:p>M. GOGL </text:p>
          </table:table-cell>
        </table:table-row>
        <table:table-row table:style-name="ro1">
          <table:table-cell office:value-type="string" calcext:value-type="string">
            <text:p><text:a xlink:href="https://www.letour.fr/en/rider/13/team-ef-education-first-drapac-p-b-cannondale/lawson-craddock" xlink:type="simple">LAWSON CRADDOCK </text:a>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www.letour.fr/en/team/EFD/team-ef-education-first-drapac-p-b-cannondale" xlink:type="simple">TEAM EF EDUCATION FIRST - DRAPAC P/B CANNONDALE </text:a> </text:p>
          </table:table-cell>
          <table:table-cell table:formula="of:=FIND(&quot; &quot;; [.A127])" office:value-type="float" office:value="7" calcext:value-type="float">
            <text:p>7</text:p>
          </table:table-cell>
          <table:table-cell table:formula="of:=LEFT([.A127]; 1)&amp;&quot;.&quot;&amp;MID([.A127];[.D127];LEN([.A127])-[.D127])" office:value-type="string" office:string-value="L. CRADDOCK " calcext:value-type="string">
            <text:p>L. CRADDOCK </text:p>
          </table:table-cell>
        </table:table-row>
        <table:table-row table:style-name="ro1">
          <table:table-cell office:value-type="string" calcext:value-type="string">
            <text:p><text:a xlink:href="https://www.letour.fr/en/rider/24/ag2r-la-mondiale/mathias-frank" xlink:type="simple">MATHIAS FRANK </text:a>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www.letour.fr/en/team/ALM/ag2r-la-mondiale" xlink:type="simple">AG2R LA MONDIALE </text:a> </text:p>
          </table:table-cell>
          <table:table-cell table:formula="of:=FIND(&quot; &quot;; [.A128])" office:value-type="float" office:value="8" calcext:value-type="float">
            <text:p>8</text:p>
          </table:table-cell>
          <table:table-cell table:formula="of:=LEFT([.A128]; 1)&amp;&quot;.&quot;&amp;MID([.A128];[.D128];LEN([.A128])-[.D128])" office:value-type="string" office:string-value="M. FRANK " calcext:value-type="string">
            <text:p>M. FRANK </text:p>
          </table:table-cell>
        </table:table-row>
        <table:table-row table:style-name="ro1">
          <table:table-cell office:value-type="string" calcext:value-type="string">
            <text:p><text:a xlink:href="https://www.letour.fr/en/rider/202/cofidis-solutions-credits/dimitri-claeys" xlink:type="simple">DIMITRI CLAEYS </text:a> 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a xlink:href="https://www.letour.fr/en/team/COF/cofidis-solutions-credits" xlink:type="simple">COFIDIS, SOLUTIONS CREDITS </text:a> </text:p>
          </table:table-cell>
          <table:table-cell table:formula="of:=FIND(&quot; &quot;; [.A129])" office:value-type="float" office:value="8" calcext:value-type="float">
            <text:p>8</text:p>
          </table:table-cell>
          <table:table-cell table:formula="of:=LEFT([.A129]; 1)&amp;&quot;.&quot;&amp;MID([.A129];[.D129];LEN([.A129])-[.D129])" office:value-type="string" office:string-value="D. CLAEYS " calcext:value-type="string">
            <text:p>D. CLAEYS </text:p>
          </table:table-cell>
        </table:table-row>
        <table:table-row table:style-name="ro1">
          <table:table-cell office:value-type="string" calcext:value-type="string">
            <text:p><text:a xlink:href="https://www.letour.fr/en/rider/98/uae-team-emirates/oliviero-troia" xlink:type="simple">OLIVIERO TROIA </text:a> 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a xlink:href="https://www.letour.fr/en/team/UAD/uae-team-emirates" xlink:type="simple">UAE TEAM EMIRATES </text:a> </text:p>
          </table:table-cell>
          <table:table-cell table:formula="of:=FIND(&quot; &quot;; [.A130])" office:value-type="float" office:value="9" calcext:value-type="float">
            <text:p>9</text:p>
          </table:table-cell>
          <table:table-cell table:formula="of:=LEFT([.A130]; 1)&amp;&quot;.&quot;&amp;MID([.A130];[.D130];LEN([.A130])-[.D130])" office:value-type="string" office:string-value="O. TROIA " calcext:value-type="string">
            <text:p>O. TROIA </text:p>
          </table:table-cell>
        </table:table-row>
        <table:table-row table:style-name="ro1">
          <table:table-cell office:value-type="string" calcext:value-type="string">
            <text:p><text:a xlink:href="https://www.letour.fr/en/rider/118/bora-hansgrohe/lukas-p-stlberger" xlink:type="simple">LUKAS PÖSTLBERGER </text:a> 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a xlink:href="https://www.letour.fr/en/team/BOH/bora-hansgrohe" xlink:type="simple">BORA - HANSGROHE </text:a> </text:p>
          </table:table-cell>
          <table:table-cell table:formula="of:=FIND(&quot; &quot;; [.A131])" office:value-type="float" office:value="6" calcext:value-type="float">
            <text:p>6</text:p>
          </table:table-cell>
          <table:table-cell table:formula="of:=LEFT([.A131]; 1)&amp;&quot;.&quot;&amp;MID([.A131];[.D131];LEN([.A131])-[.D131])" office:value-type="string" office:string-value="L. PÖSTLBERGER " calcext:value-type="string">
            <text:p>L. PÖSTLBERGER </text:p>
          </table:table-cell>
        </table:table-row>
        <table:table-row table:style-name="ro1">
          <table:table-cell office:value-type="string" calcext:value-type="string">
            <text:p><text:a xlink:href="https://www.letour.fr/en/rider/153/groupama-fdj/jacopo-guarnieri" xlink:type="simple">JACOPO GUARNIERI </text:a> 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a xlink:href="https://www.letour.fr/en/team/GFC/groupama-fdj" xlink:type="simple">GROUPAMA - FDJ </text:a> </text:p>
          </table:table-cell>
          <table:table-cell table:formula="of:=FIND(&quot; &quot;; [.A132])" office:value-type="float" office:value="7" calcext:value-type="float">
            <text:p>7</text:p>
          </table:table-cell>
          <table:table-cell table:formula="of:=LEFT([.A132]; 1)&amp;&quot;.&quot;&amp;MID([.A132];[.D132];LEN([.A132])-[.D132])" office:value-type="string" office:string-value="J. GUARNIERI " calcext:value-type="string">
            <text:p>J. GUARNIERI </text:p>
          </table:table-cell>
        </table:table-row>
        <table:table-row table:style-name="ro1">
          <table:table-cell office:value-type="string" calcext:value-type="string">
            <text:p><text:a xlink:href="https://www.letour.fr/en/rider/97/uae-team-emirates/rory-sutherland" xlink:type="simple">RORY SUTHERLAND </text:a>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a xlink:href="https://www.letour.fr/en/team/UAD/uae-team-emirates" xlink:type="simple">UAE TEAM EMIRATES </text:a> </text:p>
          </table:table-cell>
          <table:table-cell table:formula="of:=FIND(&quot; &quot;; [.A133])" office:value-type="float" office:value="5" calcext:value-type="float">
            <text:p>5</text:p>
          </table:table-cell>
          <table:table-cell table:formula="of:=LEFT([.A133]; 1)&amp;&quot;.&quot;&amp;MID([.A133];[.D133];LEN([.A133])-[.D133])" office:value-type="string" office:string-value="R. SUTHERLAND " calcext:value-type="string">
            <text:p>R. SUTHERLAND </text:p>
          </table:table-cell>
        </table:table-row>
        <table:table-row table:style-name="ro1">
          <table:table-cell office:value-type="string" calcext:value-type="string">
            <text:p><text:a xlink:href="https://www.letour.fr/en/rider/73/movistar-team/daniele-bennati" xlink:type="simple">DANIELE BENNATI </text:a>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a xlink:href="https://www.letour.fr/en/team/MOV/movistar-team" xlink:type="simple">MOVISTAR TEAM </text:a> </text:p>
          </table:table-cell>
          <table:table-cell table:formula="of:=FIND(&quot; &quot;; [.A134])" office:value-type="float" office:value="8" calcext:value-type="float">
            <text:p>8</text:p>
          </table:table-cell>
          <table:table-cell table:formula="of:=LEFT([.A134]; 1)&amp;&quot;.&quot;&amp;MID([.A134];[.D134];LEN([.A134])-[.D134])" office:value-type="string" office:string-value="D. BENNATI " calcext:value-type="string">
            <text:p>D. BENNATI </text:p>
          </table:table-cell>
        </table:table-row>
        <table:table-row table:style-name="ro1">
          <table:table-cell office:value-type="string" calcext:value-type="string">
            <text:p><text:a xlink:href="https://www.letour.fr/en/rider/111/bora-hansgrohe/peter-sagan" xlink:type="simple">PETER SAGAN </text:a> 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a xlink:href="https://www.letour.fr/en/team/BOH/bora-hansgrohe" xlink:type="simple">BORA - HANSGROHE </text:a> </text:p>
          </table:table-cell>
          <table:table-cell table:formula="of:=FIND(&quot; &quot;; [.A135])" office:value-type="float" office:value="6" calcext:value-type="float">
            <text:p>6</text:p>
          </table:table-cell>
          <table:table-cell table:formula="of:=LEFT([.A135]; 1)&amp;&quot;.&quot;&amp;MID([.A135];[.D135];LEN([.A135])-[.D135])" office:value-type="string" office:string-value="P. SAGAN " calcext:value-type="string">
            <text:p>P. SAGAN </text:p>
          </table:table-cell>
        </table:table-row>
        <table:table-row table:style-name="ro1">
          <table:table-cell office:value-type="string" calcext:value-type="string">
            <text:p><text:a xlink:href="https://www.letour.fr/en/rider/157/groupama-fdj/ramon-sinkeldam" xlink:type="simple">RAMON SINKELDAM </text:a> 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a xlink:href="https://www.letour.fr/en/team/GFC/groupama-fdj" xlink:type="simple">GROUPAMA - FDJ </text:a> </text:p>
          </table:table-cell>
          <table:table-cell table:formula="of:=FIND(&quot; &quot;; [.A136])" office:value-type="float" office:value="6" calcext:value-type="float">
            <text:p>6</text:p>
          </table:table-cell>
          <table:table-cell table:formula="of:=LEFT([.A136]; 1)&amp;&quot;.&quot;&amp;MID([.A136];[.D136];LEN([.A136])-[.D136])" office:value-type="string" office:string-value="R. SINKELDAM " calcext:value-type="string">
            <text:p>R. SINKELDAM </text:p>
          </table:table-cell>
        </table:table-row>
        <table:table-row table:style-name="ro1">
          <table:table-cell office:value-type="string" calcext:value-type="string">
            <text:p><text:a xlink:href="https://www.letour.fr/en/rider/95/uae-team-emirates/alexander-kristoff" xlink:type="simple">ALEXANDER KRISTOFF </text:a>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s://www.letour.fr/en/team/UAD/uae-team-emirates" xlink:type="simple">UAE TEAM EMIRATES </text:a> </text:p>
          </table:table-cell>
          <table:table-cell table:formula="of:=FIND(&quot; &quot;; [.A137])" office:value-type="float" office:value="10" calcext:value-type="float">
            <text:p>10</text:p>
          </table:table-cell>
          <table:table-cell table:formula="of:=LEFT([.A137]; 1)&amp;&quot;.&quot;&amp;MID([.A137];[.D137];LEN([.A137])-[.D137])" office:value-type="string" office:string-value="A. KRISTOFF " calcext:value-type="string">
            <text:p>A. KRISTOFF </text:p>
          </table:table-cell>
        </table:table-row>
        <table:table-row table:style-name="ro1">
          <table:table-cell office:value-type="string" calcext:value-type="string">
            <text:p><text:a xlink:href="https://www.letour.fr/en/rider/94/uae-team-emirates/roberto-ferrari" xlink:type="simple">ROBERTO FERRARI </text:a> 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s://www.letour.fr/en/team/UAD/uae-team-emirates" xlink:type="simple">UAE TEAM EMIRATES </text:a> </text:p>
          </table:table-cell>
          <table:table-cell table:formula="of:=FIND(&quot; &quot;; [.A138])" office:value-type="float" office:value="8" calcext:value-type="float">
            <text:p>8</text:p>
          </table:table-cell>
          <table:table-cell table:formula="of:=LEFT([.A138]; 1)&amp;&quot;.&quot;&amp;MID([.A138];[.D138];LEN([.A138])-[.D138])" office:value-type="string" office:string-value="R. FERRARI " calcext:value-type="string">
            <text:p>R. FERRARI </text:p>
          </table:table-cell>
        </table:table-row>
        <table:table-row table:style-name="ro1">
          <table:table-cell office:value-type="string" calcext:value-type="string">
            <text:p><text:a xlink:href="https://www.letour.fr/en/rider/185/direct-energie/damien-gaudin" xlink:type="simple">DAMIEN GAUDIN </text:a> 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a xlink:href="https://www.letour.fr/en/team/TDE/direct-energie" xlink:type="simple">DIRECT ENERGIE </text:a> </text:p>
          </table:table-cell>
          <table:table-cell table:formula="of:=FIND(&quot; &quot;; [.A139])" office:value-type="float" office:value="7" calcext:value-type="float">
            <text:p>7</text:p>
          </table:table-cell>
          <table:table-cell table:formula="of:=LEFT([.A139]; 1)&amp;&quot;.&quot;&amp;MID([.A139];[.D139];LEN([.A139])-[.D139])" office:value-type="string" office:string-value="D. GAUDIN " calcext:value-type="string">
            <text:p>D. GAUDIN </text:p>
          </table:table-cell>
        </table:table-row>
        <table:table-row table:style-name="ro1">
          <table:table-cell office:value-type="string" calcext:value-type="string">
            <text:p><text:a xlink:href="https://www.letour.fr/en/rider/15/team-ef-education-first-drapac-p-b-cannondale/taylor-phinney" xlink:type="simple">TAYLOR PHINNEY </text:a>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www.letour.fr/en/team/EFD/team-ef-education-first-drapac-p-b-cannondale" xlink:type="simple">TEAM EF EDUCATION FIRST - DRAPAC P/B CANNONDALE </text:a> </text:p>
          </table:table-cell>
          <table:table-cell table:formula="of:=FIND(&quot; &quot;; [.A140])" office:value-type="float" office:value="7" calcext:value-type="float">
            <text:p>7</text:p>
          </table:table-cell>
          <table:table-cell table:formula="of:=LEFT([.A140]; 1)&amp;&quot;.&quot;&amp;MID([.A140];[.D140];LEN([.A140])-[.D140])" office:value-type="string" office:string-value="T. PHINNEY " calcext:value-type="string">
            <text:p>T. PHINNEY </text:p>
          </table:table-cell>
        </table:table-row>
        <table:table-row table:style-name="ro1">
          <table:table-cell office:value-type="string" calcext:value-type="string">
            <text:p><text:a xlink:href="https://www.letour.fr/en/rider/173/lotto-soudal/jasper-de-buyst" xlink:type="simple">JASPER DE BUYST </text:a> 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a xlink:href="https://www.letour.fr/en/team/LTS/lotto-soudal" xlink:type="simple">LOTTO SOUDAL </text:a> </text:p>
          </table:table-cell>
          <table:table-cell table:formula="of:=FIND(&quot; &quot;; [.A141])" office:value-type="float" office:value="7" calcext:value-type="float">
            <text:p>7</text:p>
          </table:table-cell>
          <table:table-cell table:formula="of:=LEFT([.A141]; 1)&amp;&quot;.&quot;&amp;MID([.A141];[.D141];LEN([.A141])-[.D141])" office:value-type="string" office:string-value="J. DE BUYST " calcext:value-type="string">
            <text:p>J. DE BUYST </text:p>
          </table:table-cell>
        </table:table-row>
        <table:table-row table:style-name="ro1">
          <table:table-cell office:value-type="string" calcext:value-type="string">
            <text:p><text:a xlink:href="https://www.letour.fr/en/rider/18/team-ef-education-first-drapac-p-b-cannondale/sep-vanmarcke" xlink:type="simple">SEP VANMARCKE </text:a>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www.letour.fr/en/team/EFD/team-ef-education-first-drapac-p-b-cannondale" xlink:type="simple">TEAM EF EDUCATION FIRST - DRAPAC P/B CANNONDALE </text:a> </text:p>
          </table:table-cell>
          <table:table-cell table:formula="of:=FIND(&quot; &quot;; [.A142])" office:value-type="float" office:value="4" calcext:value-type="float">
            <text:p>4</text:p>
          </table:table-cell>
          <table:table-cell table:formula="of:=LEFT([.A142]; 1)&amp;&quot;.&quot;&amp;MID([.A142];[.D142];LEN([.A142])-[.D142])" office:value-type="string" office:string-value="S. VANMARCKE " calcext:value-type="string">
            <text:p>S. VANMARCKE </text:p>
          </table:table-cell>
        </table:table-row>
        <table:table-row table:style-name="ro1">
          <table:table-cell office:value-type="string" calcext:value-type="string">
            <text:p><text:a xlink:href="https://www.letour.fr/en/rider/151/groupama-fdj/arnaud-demare" xlink:type="simple">ARNAUD DEMARE </text:a> 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a xlink:href="https://www.letour.fr/en/team/GFC/groupama-fdj" xlink:type="simple">GROUPAMA - FDJ </text:a> </text:p>
          </table:table-cell>
          <table:table-cell table:formula="of:=FIND(&quot; &quot;; [.A143])" office:value-type="float" office:value="7" calcext:value-type="float">
            <text:p>7</text:p>
          </table:table-cell>
          <table:table-cell table:formula="of:=LEFT([.A143]; 1)&amp;&quot;.&quot;&amp;MID([.A143];[.D143];LEN([.A143])-[.D143])" office:value-type="string" office:string-value="A. DEMARE " calcext:value-type="string">
            <text:p>A. DEMARE </text:p>
          </table:table-cell>
        </table:table-row>
        <table:table-row table:style-name="ro1">
          <table:table-cell office:value-type="string" calcext:value-type="string">
            <text:p><text:a xlink:href="https://www.letour.fr/en/rider/216/wanty-groupe-gobert/andrea-pasqualon" xlink:type="simple">ANDREA PASQUALON </text:a> 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a xlink:href="https://www.letour.fr/en/team/WGG/wanty-groupe-gobert" xlink:type="simple">WANTY - GROUPE GOBERT </text:a> </text:p>
          </table:table-cell>
          <table:table-cell table:formula="of:=FIND(&quot; &quot;; [.A144])" office:value-type="float" office:value="7" calcext:value-type="float">
            <text:p>7</text:p>
          </table:table-cell>
          <table:table-cell table:formula="of:=LEFT([.A144]; 1)&amp;&quot;.&quot;&amp;MID([.A144];[.D144];LEN([.A144])-[.D144])" office:value-type="string" office:string-value="A. PASQUALON " calcext:value-type="string">
            <text:p>A. PASQUALON </text:p>
          </table:table-cell>
        </table:table-row>
        <table:table-row table:style-name="ro1">
          <table:table-cell office:value-type="string" calcext:value-type="string">
            <text:p><text:a xlink:href="https://www.letour.fr/en/rider/108/quick-step-floors/niki-terpstra" xlink:type="simple">NIKI TERPSTRA </text:a> 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a xlink:href="https://www.letour.fr/en/team/QST/quick-step-floors" xlink:type="simple">QUICK - STEP FLOORS </text:a> </text:p>
          </table:table-cell>
          <table:table-cell table:formula="of:=FIND(&quot; &quot;; [.A145])" office:value-type="float" office:value="5" calcext:value-type="float">
            <text:p>5</text:p>
          </table:table-cell>
          <table:table-cell table:formula="of:=LEFT([.A145]; 1)&amp;&quot;.&quot;&amp;MID([.A145];[.D145];LEN([.A145])-[.D145])" office:value-type="string" office:string-value="N. TERPSTRA " calcext:value-type="string">
            <text:p>N. TERPSTRA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IS Aerne</meta:initial-creator>
    <meta:creation-date>2018-08-02T14:58:09.476790671</meta:creation-date>
    <dc:date>2018-08-02T15:02:41.704373505</dc:date>
    <dc:creator>IIS Aerne</dc:creator>
    <meta:editing-duration>PT4M33S</meta:editing-duration>
    <meta:editing-cycles>1</meta:editing-cycles>
    <meta:document-statistic meta:table-count="1" meta:cell-count="725" meta:object-count="0"/>
    <meta:generator>LibreOffice/5.0.6.2$Linux_X86_64 LibreOffice_project/00$Build-2</meta:generator>
  </office:meta>
</office:document-meta>
</file>